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63.61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o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float" office:value="33684356428" calcext:value-type="float">
            <text:p>33684356428</text:p>
          </table:table-cell>
          <table:table-cell office:value-type="string" calcext:value-type="string">
            <text:p><text:s/>Sat Sep 19 19:33:22 GMT+0200 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F1]*100/[.F10])" office:value-type="float" office:value="1.45278450363196" calcext:value-type="float">
            <text:p>1,4527845036</text:p>
          </table:table-cell>
          <table:table-cell table:number-columns-repeated="2"/>
        </table:table-row>
        <table:table-row table:style-name="ro1">
          <table:table-cell office:value-type="float" office:value="33664907548" calcext:value-type="float">
            <text:p>33664907548</text:p>
          </table:table-cell>
          <table:table-cell office:value-type="string" calcext:value-type="string">
            <text:p><text:s/>Sun Sep 20 10:37:59 GMT+0200 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8:.C115])/2" office:value-type="float" office:value="108" calcext:value-type="float">
            <text:p>108</text:p>
          </table:table-cell>
          <table:table-cell table:formula="of:=SUM([.F2]*100/[.F10])" office:value-type="float" office:value="26.1501210653753" calcext:value-type="float">
            <text:p>26,1501210654</text:p>
          </table:table-cell>
          <table:table-cell table:number-columns-repeated="2"/>
        </table:table-row>
        <table:table-row table:style-name="ro1">
          <table:table-cell office:value-type="float" office:value="684356428" calcext:value-type="float">
            <text:p>684356428</text:p>
          </table:table-cell>
          <table:table-cell office:value-type="string" calcext:value-type="string">
            <text:p><text:s/>Fri Sep 18 23:21:56 GMT+0200 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F3]*100/[.F10])" office:value-type="float" office:value="0.968523002421308" calcext:value-type="float">
            <text:p>0,9685230024</text:p>
          </table:table-cell>
          <table:table-cell table:number-columns-repeated="2"/>
        </table:table-row>
        <table:table-row table:style-name="ro1">
          <table:table-cell office:value-type="float" office:value="33608976151" calcext:value-type="float">
            <text:p>33608976151</text:p>
          </table:table-cell>
          <table:table-cell office:value-type="string" calcext:value-type="string">
            <text:p><text:s/>Sun Sep 20 10:19:25 GMT+0200 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120:.C312])/4" office:value-type="float" office:value="193" calcext:value-type="float">
            <text:p>193</text:p>
          </table:table-cell>
          <table:table-cell table:formula="of:=SUM([.F4]*100/[.F10])" office:value-type="float" office:value="46.7312348668281" calcext:value-type="float">
            <text:p>46,7312348668</text:p>
          </table:table-cell>
          <table:table-cell/>
          <table:table-cell office:value-type="string" calcext:value-type="string">
            <text:p>414 votant</text:p>
          </table:table-cell>
        </table:table-row>
        <table:table-row table:style-name="ro1">
          <table:table-cell office:value-type="float" office:value="33659677246" calcext:value-type="float">
            <text:p>33659677246</text:p>
          </table:table-cell>
          <table:table-cell office:value-type="string" calcext:value-type="string">
            <text:p><text:s/>Sun Sep 20 10:18:52 GMT+0200 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C313:.C321])/5" office:value-type="float" office:value="9" calcext:value-type="float">
            <text:p>9</text:p>
          </table:table-cell>
          <table:table-cell table:formula="of:=SUM([.F5]*100/[.F10])" office:value-type="float" office:value="2.17917675544794" calcext:value-type="float">
            <text:p>2,1791767554</text:p>
          </table:table-cell>
          <table:table-cell table:number-columns-repeated="2"/>
        </table:table-row>
        <table:table-row table:style-name="ro1">
          <table:table-cell office:value-type="float" office:value="33642916068" calcext:value-type="float">
            <text:p>33642916068</text:p>
          </table:table-cell>
          <table:table-cell office:value-type="string" calcext:value-type="string">
            <text:p><text:s/>Sun Sep 20 01:59:40 GMT+0200 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C322:.C328])/6" office:value-type="float" office:value="7" calcext:value-type="float">
            <text:p>7</text:p>
          </table:table-cell>
          <table:table-cell table:formula="of:=SUM([.F6]*100/[.F10])" office:value-type="float" office:value="1.69491525423729" calcext:value-type="float">
            <text:p>1,6949152542</text:p>
          </table:table-cell>
          <table:table-cell table:number-columns-repeated="2"/>
        </table:table-row>
        <table:table-row table:style-name="ro1">
          <table:table-cell office:value-type="float" office:value="33687446181" calcext:value-type="float">
            <text:p>33687446181</text:p>
          </table:table-cell>
          <table:table-cell office:value-type="string" calcext:value-type="string">
            <text:p><text:s/>Sun Sep 20 01:10:38 GMT+0200 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C329:.C414])/7" office:value-type="float" office:value="86" calcext:value-type="float">
            <text:p>86</text:p>
          </table:table-cell>
          <table:table-cell table:formula="of:=SUM([.F7]*100/[.F10])" office:value-type="float" office:value="20.8232445520581" calcext:value-type="float">
            <text:p>20,8232445521</text:p>
          </table:table-cell>
          <table:table-cell table:number-columns-repeated="2"/>
        </table:table-row>
        <table:table-row table:style-name="ro1">
          <table:table-cell office:value-type="float" office:value="33698101737" calcext:value-type="float">
            <text:p>33698101737</text:p>
          </table:table-cell>
          <table:table-cell office:value-type="string" calcext:value-type="string">
            <text:p><text:s/>Sun Sep 20 00:30:4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30341479" calcext:value-type="float">
            <text:p>33630341479</text:p>
          </table:table-cell>
          <table:table-cell office:value-type="string" calcext:value-type="string">
            <text:p><text:s/>Sun Sep 20 00:22:11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6647246" calcext:value-type="float">
            <text:p>33616647246</text:p>
          </table:table-cell>
          <table:table-cell office:value-type="string" calcext:value-type="string">
            <text:p><text:s/>Sun Sep 20 00:20:30 GMT+0200 20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F1:.F7])"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33686878429" calcext:value-type="float">
            <text:p>33686878429</text:p>
          </table:table-cell>
          <table:table-cell office:value-type="string" calcext:value-type="string">
            <text:p><text:s/>Sun Sep 20 00:20:1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95303719" calcext:value-type="float">
            <text:p>33695303719</text:p>
          </table:table-cell>
          <table:table-cell office:value-type="string" calcext:value-type="string">
            <text:p><text:s/>Sun Sep 20 00:19:34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38868648" calcext:value-type="float">
            <text:p>33638868648</text:p>
          </table:table-cell>
          <table:table-cell office:value-type="string" calcext:value-type="string">
            <text:p><text:s/>Sun Sep 20 00:19:02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38103867" calcext:value-type="float">
            <text:p>33638103867</text:p>
          </table:table-cell>
          <table:table-cell office:value-type="string" calcext:value-type="string">
            <text:p><text:s/>Sun Sep 20 00:03:0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777961436" calcext:value-type="float">
            <text:p>33777961436</text:p>
          </table:table-cell>
          <table:table-cell office:value-type="string" calcext:value-type="string">
            <text:p><text:s/>Sun Sep 20 00:11:4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62291311" calcext:value-type="float">
            <text:p>33662291311</text:p>
          </table:table-cell>
          <table:table-cell office:value-type="string" calcext:value-type="string">
            <text:p><text:s/>Sun Sep 20 00:08:01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20918474" calcext:value-type="float">
            <text:p>33620918474</text:p>
          </table:table-cell>
          <table:table-cell office:value-type="string" calcext:value-type="string">
            <text:p><text:s/>Sun Sep 20 00:05:47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35218608" calcext:value-type="float">
            <text:p>33635218608</text:p>
          </table:table-cell>
          <table:table-cell office:value-type="string" calcext:value-type="string">
            <text:p><text:s/>Sun Sep 20 00:05:44 GMT+0200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didat</text:p>
          </table:table-cell>
          <table:table-cell office:value-type="string" calcext:value-type="string">
            <text:p>nb vote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33698947613" calcext:value-type="float">
            <text:p>33698947613</text:p>
          </table:table-cell>
          <table:table-cell office:value-type="string" calcext:value-type="string">
            <text:p><text:s/>Sun Sep 20 00:05:40 GMT+0200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45278450363196" calcext:value-type="float">
            <text:p>1,4527845036</text:p>
          </table:table-cell>
          <table:table-cell table:number-columns-repeated="2"/>
        </table:table-row>
        <table:table-row table:style-name="ro1">
          <table:table-cell office:value-type="float" office:value="33646009911" calcext:value-type="float">
            <text:p>33646009911</text:p>
          </table:table-cell>
          <table:table-cell office:value-type="string" calcext:value-type="string">
            <text:p><text:s/>Sun Sep 20 00:05:36 GMT+0200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6.1501210653753" calcext:value-type="float">
            <text:p>26,1501210654</text:p>
          </table:table-cell>
          <table:table-cell table:number-columns-repeated="2"/>
        </table:table-row>
        <table:table-row table:style-name="ro1">
          <table:table-cell office:value-type="float" office:value="33680629615" calcext:value-type="float">
            <text:p>33680629615</text:p>
          </table:table-cell>
          <table:table-cell office:value-type="string" calcext:value-type="string">
            <text:p><text:s/>Sun Sep 20 00:05:26 GMT+0200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68523002421308" calcext:value-type="float">
            <text:p>0,9685230024</text:p>
          </table:table-cell>
          <table:table-cell table:number-columns-repeated="2"/>
        </table:table-row>
        <table:table-row table:style-name="ro1">
          <table:table-cell office:value-type="float" office:value="33686048800" calcext:value-type="float">
            <text:p>33686048800</text:p>
          </table:table-cell>
          <table:table-cell office:value-type="string" calcext:value-type="string">
            <text:p><text:s/>Sun Sep 20 00:03:57 GMT+0200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46.7312348668281" calcext:value-type="float">
            <text:p>46,7312348668</text:p>
          </table:table-cell>
          <table:table-cell table:number-columns-repeated="2"/>
        </table:table-row>
        <table:table-row table:style-name="ro1">
          <table:table-cell office:value-type="float" office:value="33658065362" calcext:value-type="float">
            <text:p>33658065362</text:p>
          </table:table-cell>
          <table:table-cell office:value-type="string" calcext:value-type="string">
            <text:p><text:s/>Sun Sep 20 00:03:27 GMT+0200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17917675544794" calcext:value-type="float">
            <text:p>2,1791767554</text:p>
          </table:table-cell>
          <table:table-cell table:number-columns-repeated="2"/>
        </table:table-row>
        <table:table-row table:style-name="ro1">
          <table:table-cell office:value-type="float" office:value="33688998139" calcext:value-type="float">
            <text:p>33688998139</text:p>
          </table:table-cell>
          <table:table-cell office:value-type="string" calcext:value-type="string">
            <text:p><text:s/>Sat Sep 19 23:34:20 GMT+0200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69491525423729" calcext:value-type="float">
            <text:p>1,6949152542</text:p>
          </table:table-cell>
          <table:table-cell table:number-columns-repeated="2"/>
        </table:table-row>
        <table:table-row table:style-name="ro1">
          <table:table-cell office:value-type="float" office:value="33781705378" calcext:value-type="float">
            <text:p>33781705378</text:p>
          </table:table-cell>
          <table:table-cell office:value-type="string" calcext:value-type="string">
            <text:p><text:s/>Sun Sep 20 00:01:21 GMT+0200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20.8232445520581" calcext:value-type="float">
            <text:p>20,8232445521</text:p>
          </table:table-cell>
          <table:table-cell table:number-columns-repeated="2"/>
        </table:table-row>
        <table:table-row table:style-name="ro1">
          <table:table-cell office:value-type="float" office:value="33787799773" calcext:value-type="float">
            <text:p>33787799773</text:p>
          </table:table-cell>
          <table:table-cell office:value-type="string" calcext:value-type="string">
            <text:p><text:s/>Sat Sep 19 23:59:54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8587132" calcext:value-type="float">
            <text:p>33678587132</text:p>
          </table:table-cell>
          <table:table-cell office:value-type="string" calcext:value-type="string">
            <text:p><text:s/>Sat Sep 19 23:34:00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59081319" calcext:value-type="float">
            <text:p>33659081319</text:p>
          </table:table-cell>
          <table:table-cell office:value-type="string" calcext:value-type="string">
            <text:p><text:s/>Sat Sep 19 23:33:26 GMT+0200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votants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33674497117" calcext:value-type="float">
            <text:p>33674497117</text:p>
          </table:table-cell>
          <table:table-cell office:value-type="string" calcext:value-type="string">
            <text:p><text:s/>Sat Sep 19 23:31:2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08186634" calcext:value-type="float">
            <text:p>33608186634</text:p>
          </table:table-cell>
          <table:table-cell office:value-type="string" calcext:value-type="string">
            <text:p><text:s/>Sat Sep 19 23:29:41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7247780" calcext:value-type="float">
            <text:p>33617247780</text:p>
          </table:table-cell>
          <table:table-cell office:value-type="string" calcext:value-type="string">
            <text:p><text:s/>Sat Sep 19 23:27:29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6221894" calcext:value-type="float">
            <text:p>33676221894</text:p>
          </table:table-cell>
          <table:table-cell office:value-type="string" calcext:value-type="string">
            <text:p><text:s/>Sat Sep 19 23:20:54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762937362" calcext:value-type="float">
            <text:p>33762937362</text:p>
          </table:table-cell>
          <table:table-cell office:value-type="string" calcext:value-type="string">
            <text:p><text:s/>Sat Sep 19 23:17:38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37255180" calcext:value-type="float">
            <text:p>33637255180</text:p>
          </table:table-cell>
          <table:table-cell office:value-type="string" calcext:value-type="string">
            <text:p><text:s/>Sat Sep 19 23:08:47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781986329" calcext:value-type="float">
            <text:p>33781986329</text:p>
          </table:table-cell>
          <table:table-cell office:value-type="string" calcext:value-type="string">
            <text:p><text:s/>Sat Sep 19 23:08:2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20325308" calcext:value-type="float">
            <text:p>33620325308</text:p>
          </table:table-cell>
          <table:table-cell office:value-type="string" calcext:value-type="string">
            <text:p><text:s/>Sat Sep 19 23:07:4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60389004" calcext:value-type="float">
            <text:p>33660389004</text:p>
          </table:table-cell>
          <table:table-cell office:value-type="string" calcext:value-type="string">
            <text:p><text:s/>Sat Sep 19 23:06:5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786180832" calcext:value-type="float">
            <text:p>33786180832</text:p>
          </table:table-cell>
          <table:table-cell office:value-type="string" calcext:value-type="string">
            <text:p><text:s/>Sat Sep 19 23:06:46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38806996" calcext:value-type="float">
            <text:p>33638806996</text:p>
          </table:table-cell>
          <table:table-cell office:value-type="string" calcext:value-type="string">
            <text:p><text:s/>Sat Sep 19 23:05:37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81346953" calcext:value-type="float">
            <text:p>33681346953</text:p>
          </table:table-cell>
          <table:table-cell office:value-type="string" calcext:value-type="string">
            <text:p><text:s/>Sat Sep 19 23:04:51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82844043" calcext:value-type="float">
            <text:p>33682844043</text:p>
          </table:table-cell>
          <table:table-cell office:value-type="string" calcext:value-type="string">
            <text:p><text:s/>Sat Sep 19 23:04:46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4987694" calcext:value-type="float">
            <text:p>33674987694</text:p>
          </table:table-cell>
          <table:table-cell office:value-type="string" calcext:value-type="string">
            <text:p><text:s/>Sat Sep 19 23:04:26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787907491" calcext:value-type="float">
            <text:p>33787907491</text:p>
          </table:table-cell>
          <table:table-cell office:value-type="string" calcext:value-type="string">
            <text:p><text:s/>Sat Sep 19 23:01:10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0551680" calcext:value-type="float">
            <text:p>33610551680</text:p>
          </table:table-cell>
          <table:table-cell office:value-type="string" calcext:value-type="string">
            <text:p><text:s/>Sat Sep 19 22:56:46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8152050" calcext:value-type="float">
            <text:p>33618152050</text:p>
          </table:table-cell>
          <table:table-cell office:value-type="string" calcext:value-type="string">
            <text:p><text:s/>Sat Sep 19 22:55:39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38230522" calcext:value-type="float">
            <text:p>33638230522</text:p>
          </table:table-cell>
          <table:table-cell office:value-type="string" calcext:value-type="string">
            <text:p><text:s/>Sat Sep 19 22:54:50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761352192" calcext:value-type="float">
            <text:p>33761352192</text:p>
          </table:table-cell>
          <table:table-cell office:value-type="string" calcext:value-type="string">
            <text:p><text:s/>Sat Sep 19 22:54:38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3473792" calcext:value-type="float">
            <text:p>33613473792</text:p>
          </table:table-cell>
          <table:table-cell office:value-type="string" calcext:value-type="string">
            <text:p><text:s/>Sat Sep 19 22:54:34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03137035" calcext:value-type="float">
            <text:p>33603137035</text:p>
          </table:table-cell>
          <table:table-cell office:value-type="string" calcext:value-type="string">
            <text:p><text:s/>Sat Sep 19 22:54:14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51480648" calcext:value-type="float">
            <text:p>33651480648</text:p>
          </table:table-cell>
          <table:table-cell office:value-type="string" calcext:value-type="string">
            <text:p><text:s/>Sat Sep 19 22:53:54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03773850" calcext:value-type="float">
            <text:p>33603773850</text:p>
          </table:table-cell>
          <table:table-cell office:value-type="string" calcext:value-type="string">
            <text:p><text:s/>Sat Sep 19 22:53:44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63482600" calcext:value-type="float">
            <text:p>33663482600</text:p>
          </table:table-cell>
          <table:table-cell office:value-type="string" calcext:value-type="string">
            <text:p><text:s/>Sat Sep 19 22:53:39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1118470" calcext:value-type="float">
            <text:p>33671118470</text:p>
          </table:table-cell>
          <table:table-cell office:value-type="string" calcext:value-type="string">
            <text:p><text:s/>Sat Sep 19 22:53:2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9245808" calcext:value-type="float">
            <text:p>33619245808</text:p>
          </table:table-cell>
          <table:table-cell office:value-type="string" calcext:value-type="string">
            <text:p><text:s/>Sat Sep 19 22:53:21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66333887" calcext:value-type="float">
            <text:p>33666333887</text:p>
          </table:table-cell>
          <table:table-cell office:value-type="string" calcext:value-type="string">
            <text:p><text:s/>Sat Sep 19 22:53:1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87924801" calcext:value-type="float">
            <text:p>33687924801</text:p>
          </table:table-cell>
          <table:table-cell office:value-type="string" calcext:value-type="string">
            <text:p><text:s/>Sat Sep 19 22:52:58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7780017" calcext:value-type="float">
            <text:p>33617780017</text:p>
          </table:table-cell>
          <table:table-cell office:value-type="string" calcext:value-type="string">
            <text:p><text:s/>Sat Sep 19 22:52:51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58144069" calcext:value-type="float">
            <text:p>33658144069</text:p>
          </table:table-cell>
          <table:table-cell office:value-type="string" calcext:value-type="string">
            <text:p><text:s/>Sat Sep 19 22:49:11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8258401" calcext:value-type="float">
            <text:p>33678258401</text:p>
          </table:table-cell>
          <table:table-cell office:value-type="string" calcext:value-type="string">
            <text:p><text:s/>Sat Sep 19 22:49:20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81702410" calcext:value-type="float">
            <text:p>33681702410</text:p>
          </table:table-cell>
          <table:table-cell office:value-type="string" calcext:value-type="string">
            <text:p><text:s/>Sat Sep 19 22:49:1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07280936" calcext:value-type="float">
            <text:p>33607280936</text:p>
          </table:table-cell>
          <table:table-cell office:value-type="string" calcext:value-type="string">
            <text:p><text:s/>Sat Sep 19 22:48:41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03779448" calcext:value-type="float">
            <text:p>33603779448</text:p>
          </table:table-cell>
          <table:table-cell office:value-type="string" calcext:value-type="string">
            <text:p><text:s/>Sat Sep 19 22:48:1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2546299" calcext:value-type="float">
            <text:p>33612546299</text:p>
          </table:table-cell>
          <table:table-cell office:value-type="string" calcext:value-type="string">
            <text:p><text:s/>Sat Sep 19 22:46:22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8515157" calcext:value-type="float">
            <text:p>33678515157</text:p>
          </table:table-cell>
          <table:table-cell office:value-type="string" calcext:value-type="string">
            <text:p><text:s/>Sat Sep 19 22:46:19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33987981" calcext:value-type="float">
            <text:p>33633987981</text:p>
          </table:table-cell>
          <table:table-cell office:value-type="string" calcext:value-type="string">
            <text:p><text:s/>Sat Sep 19 22:45:5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88948425" calcext:value-type="float">
            <text:p>33688948425</text:p>
          </table:table-cell>
          <table:table-cell office:value-type="string" calcext:value-type="string">
            <text:p><text:s/>Sat Sep 19 22:45:4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80217073" calcext:value-type="float">
            <text:p>33680217073</text:p>
          </table:table-cell>
          <table:table-cell office:value-type="string" calcext:value-type="string">
            <text:p><text:s/>Sat Sep 19 22:45:3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07295425" calcext:value-type="float">
            <text:p>33607295425</text:p>
          </table:table-cell>
          <table:table-cell office:value-type="string" calcext:value-type="string">
            <text:p><text:s/>Sat Sep 19 22:45:28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4286674" calcext:value-type="float">
            <text:p>33614286674</text:p>
          </table:table-cell>
          <table:table-cell office:value-type="string" calcext:value-type="string">
            <text:p><text:s/>Sat Sep 19 22:45:18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69978320" calcext:value-type="float">
            <text:p>33669978320</text:p>
          </table:table-cell>
          <table:table-cell office:value-type="string" calcext:value-type="string">
            <text:p><text:s/>Sat Sep 19 22:45:0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99425908" calcext:value-type="float">
            <text:p>33699425908</text:p>
          </table:table-cell>
          <table:table-cell office:value-type="string" calcext:value-type="string">
            <text:p><text:s/>Sat Sep 19 22:42:08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8687682" calcext:value-type="float">
            <text:p>33678687682</text:p>
          </table:table-cell>
          <table:table-cell office:value-type="string" calcext:value-type="string">
            <text:p><text:s/>Sat Sep 19 22:41:02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8128791" calcext:value-type="float">
            <text:p>33678128791</text:p>
          </table:table-cell>
          <table:table-cell office:value-type="string" calcext:value-type="string">
            <text:p><text:s/>Sat Sep 19 22:40:47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783520937" calcext:value-type="float">
            <text:p>33783520937</text:p>
          </table:table-cell>
          <table:table-cell office:value-type="string" calcext:value-type="string">
            <text:p><text:s/>Sat Sep 19 22:40:44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28984259" calcext:value-type="float">
            <text:p>33628984259</text:p>
          </table:table-cell>
          <table:table-cell office:value-type="string" calcext:value-type="string">
            <text:p><text:s/>Sat Sep 19 22:40:36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63421265" calcext:value-type="float">
            <text:p>33663421265</text:p>
          </table:table-cell>
          <table:table-cell office:value-type="string" calcext:value-type="string">
            <text:p><text:s/>Sat Sep 19 22:40:32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46005592" calcext:value-type="float">
            <text:p>33646005592</text:p>
          </table:table-cell>
          <table:table-cell office:value-type="string" calcext:value-type="string">
            <text:p><text:s/>Sat Sep 19 22:40:28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60275685" calcext:value-type="float">
            <text:p>33660275685</text:p>
          </table:table-cell>
          <table:table-cell office:value-type="string" calcext:value-type="string">
            <text:p><text:s/>Sat Sep 19 22:40:08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30844178" calcext:value-type="float">
            <text:p>33630844178</text:p>
          </table:table-cell>
          <table:table-cell office:value-type="string" calcext:value-type="string">
            <text:p><text:s/>Sat Sep 19 22:39:4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81006955" calcext:value-type="float">
            <text:p>33681006955</text:p>
          </table:table-cell>
          <table:table-cell office:value-type="string" calcext:value-type="string">
            <text:p><text:s/>Sat Sep 19 22:39:38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770930102" calcext:value-type="float">
            <text:p>33770930102</text:p>
          </table:table-cell>
          <table:table-cell office:value-type="string" calcext:value-type="string">
            <text:p><text:s/>Sat Sep 19 22:39:32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22898800" calcext:value-type="float">
            <text:p>33622898800</text:p>
          </table:table-cell>
          <table:table-cell office:value-type="string" calcext:value-type="string">
            <text:p><text:s/>Sat Sep 19 22:39:2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49682126" calcext:value-type="float">
            <text:p>33649682126</text:p>
          </table:table-cell>
          <table:table-cell office:value-type="string" calcext:value-type="string">
            <text:p><text:s/>Sat Sep 19 22:39:20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1389453" calcext:value-type="float">
            <text:p>33671389453</text:p>
          </table:table-cell>
          <table:table-cell office:value-type="string" calcext:value-type="string">
            <text:p><text:s/>Sat Sep 19 22:06:07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6798897" calcext:value-type="float">
            <text:p>33676798897</text:p>
          </table:table-cell>
          <table:table-cell office:value-type="string" calcext:value-type="string">
            <text:p><text:s/>Sat Sep 19 22:39:06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8970134" calcext:value-type="float">
            <text:p>33618970134</text:p>
          </table:table-cell>
          <table:table-cell office:value-type="string" calcext:value-type="string">
            <text:p><text:s/>Sat Sep 19 22:22:0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21786958" calcext:value-type="float">
            <text:p>33621786958</text:p>
          </table:table-cell>
          <table:table-cell office:value-type="string" calcext:value-type="string">
            <text:p><text:s/>Sat Sep 19 22:37:5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64417774" calcext:value-type="float">
            <text:p>33664417774</text:p>
          </table:table-cell>
          <table:table-cell office:value-type="string" calcext:value-type="string">
            <text:p><text:s/>Sat Sep 19 22:36:57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31715557" calcext:value-type="float">
            <text:p>33631715557</text:p>
          </table:table-cell>
          <table:table-cell office:value-type="string" calcext:value-type="string">
            <text:p><text:s/>Sat Sep 19 22:36:2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6503118" calcext:value-type="float">
            <text:p>33616503118</text:p>
          </table:table-cell>
          <table:table-cell office:value-type="string" calcext:value-type="string">
            <text:p><text:s/>Sat Sep 19 22:35:32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65268235" calcext:value-type="float">
            <text:p>33665268235</text:p>
          </table:table-cell>
          <table:table-cell office:value-type="string" calcext:value-type="string">
            <text:p><text:s/>Sat Sep 19 22:35:44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1847069" calcext:value-type="float">
            <text:p>33671847069</text:p>
          </table:table-cell>
          <table:table-cell office:value-type="string" calcext:value-type="string">
            <text:p><text:s/>Sat Sep 19 22:35:21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783433120" calcext:value-type="float">
            <text:p>33783433120</text:p>
          </table:table-cell>
          <table:table-cell office:value-type="string" calcext:value-type="string">
            <text:p><text:s/>Sat Sep 19 22:35:14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99418096" calcext:value-type="float">
            <text:p>33699418096</text:p>
          </table:table-cell>
          <table:table-cell office:value-type="string" calcext:value-type="string">
            <text:p><text:s/>Sat Sep 19 22:33:0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59764623" calcext:value-type="float">
            <text:p>33659764623</text:p>
          </table:table-cell>
          <table:table-cell office:value-type="string" calcext:value-type="string">
            <text:p><text:s/>Sat Sep 19 22:32:5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07867613" calcext:value-type="float">
            <text:p>33607867613</text:p>
          </table:table-cell>
          <table:table-cell office:value-type="string" calcext:value-type="string">
            <text:p><text:s/>Sat Sep 19 22:32:4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23321403" calcext:value-type="float">
            <text:p>33623321403</text:p>
          </table:table-cell>
          <table:table-cell office:value-type="string" calcext:value-type="string">
            <text:p><text:s/>Sat Sep 19 22:32:41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62934751" calcext:value-type="float">
            <text:p>33662934751</text:p>
          </table:table-cell>
          <table:table-cell office:value-type="string" calcext:value-type="string">
            <text:p><text:s/>Sat Sep 19 22:31:54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0634141" calcext:value-type="float">
            <text:p>33610634141</text:p>
          </table:table-cell>
          <table:table-cell office:value-type="string" calcext:value-type="string">
            <text:p><text:s/>Sat Sep 19 22:31:38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0963250" calcext:value-type="float">
            <text:p>33670963250</text:p>
          </table:table-cell>
          <table:table-cell office:value-type="string" calcext:value-type="string">
            <text:p><text:s/>Sat Sep 19 22:31:27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52772610" calcext:value-type="float">
            <text:p>33652772610</text:p>
          </table:table-cell>
          <table:table-cell office:value-type="string" calcext:value-type="string">
            <text:p><text:s/>Sat Sep 19 22:31:17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8953957" calcext:value-type="float">
            <text:p>33678953957</text:p>
          </table:table-cell>
          <table:table-cell office:value-type="string" calcext:value-type="string">
            <text:p><text:s/>Sat Sep 19 22:31:05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22619079" calcext:value-type="float">
            <text:p>33622619079</text:p>
          </table:table-cell>
          <table:table-cell office:value-type="string" calcext:value-type="string">
            <text:p><text:s/>Sat Sep 19 22:31:01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1094969" calcext:value-type="float">
            <text:p>33611094969</text:p>
          </table:table-cell>
          <table:table-cell office:value-type="string" calcext:value-type="string">
            <text:p><text:s/>Sat Sep 19 22:30:52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03224214" calcext:value-type="float">
            <text:p>33603224214</text:p>
          </table:table-cell>
          <table:table-cell office:value-type="string" calcext:value-type="string">
            <text:p><text:s/>Sat Sep 19 22:26:07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38303235" calcext:value-type="float">
            <text:p>33638303235</text:p>
          </table:table-cell>
          <table:table-cell office:value-type="string" calcext:value-type="string">
            <text:p><text:s/>Sat Sep 19 22:30:19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4875366" calcext:value-type="float">
            <text:p>33674875366</text:p>
          </table:table-cell>
          <table:table-cell office:value-type="string" calcext:value-type="string">
            <text:p><text:s/>Sat Sep 19 22:29:57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26212381" calcext:value-type="float">
            <text:p>33626212381</text:p>
          </table:table-cell>
          <table:table-cell office:value-type="string" calcext:value-type="string">
            <text:p><text:s/>Sat Sep 19 22:23:57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60727902" calcext:value-type="float">
            <text:p>33660727902</text:p>
          </table:table-cell>
          <table:table-cell office:value-type="string" calcext:value-type="string">
            <text:p><text:s/>Sat Sep 19 22:25:5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7208782" calcext:value-type="float">
            <text:p>33617208782</text:p>
          </table:table-cell>
          <table:table-cell office:value-type="string" calcext:value-type="string">
            <text:p><text:s/>Sat Sep 19 22:25:43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782809794" calcext:value-type="float">
            <text:p>33782809794</text:p>
          </table:table-cell>
          <table:table-cell office:value-type="string" calcext:value-type="string">
            <text:p><text:s/>Sat Sep 19 22:25:24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45873796" calcext:value-type="float">
            <text:p>33645873796</text:p>
          </table:table-cell>
          <table:table-cell office:value-type="string" calcext:value-type="string">
            <text:p><text:s/>Sat Sep 19 22:24:51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31014197" calcext:value-type="float">
            <text:p>33631014197</text:p>
          </table:table-cell>
          <table:table-cell office:value-type="string" calcext:value-type="string">
            <text:p><text:s/>Sat Sep 19 22:24:37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6192674" calcext:value-type="float">
            <text:p>33676192674</text:p>
          </table:table-cell>
          <table:table-cell office:value-type="string" calcext:value-type="string">
            <text:p><text:s/>Sat Sep 19 22:24:22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82019125" calcext:value-type="float">
            <text:p>33682019125</text:p>
          </table:table-cell>
          <table:table-cell office:value-type="string" calcext:value-type="string">
            <text:p><text:s/>Sat Sep 19 22:24:18 GMT+0200 2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85634921" calcext:value-type="float">
            <text:p>33685634921</text:p>
          </table:table-cell>
          <table:table-cell office:value-type="string" calcext:value-type="string">
            <text:p><text:s/>Sat Sep 19 22:24:15 GMT+0200 201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3672482422" calcext:value-type="float">
            <text:p>33672482422</text:p>
          </table:table-cell>
          <table:table-cell office:value-type="string" calcext:value-type="string">
            <text:p><text:s/>Sat Sep 19 22:24:11 GMT+0200 201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3631511702" calcext:value-type="float">
            <text:p>33631511702</text:p>
          </table:table-cell>
          <table:table-cell office:value-type="string" calcext:value-type="string">
            <text:p><text:s/>Sat Sep 19 22:23:54 GMT+0200 201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3622801421" calcext:value-type="float">
            <text:p>33622801421</text:p>
          </table:table-cell>
          <table:table-cell office:value-type="string" calcext:value-type="string">
            <text:p><text:s/>Sat Sep 19 22:23:50 GMT+0200 201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3646694575" calcext:value-type="float">
            <text:p>33646694575</text:p>
          </table:table-cell>
          <table:table-cell office:value-type="string" calcext:value-type="string">
            <text:p><text:s/>Sat Sep 19 22:23:46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27564602" calcext:value-type="float">
            <text:p>33627564602</text:p>
          </table:table-cell>
          <table:table-cell office:value-type="string" calcext:value-type="string">
            <text:p><text:s/>Sat Sep 19 22:23:4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786976044" calcext:value-type="float">
            <text:p>33786976044</text:p>
          </table:table-cell>
          <table:table-cell office:value-type="string" calcext:value-type="string">
            <text:p><text:s/>Sat Sep 19 22:23:3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03050186" calcext:value-type="float">
            <text:p>33603050186</text:p>
          </table:table-cell>
          <table:table-cell office:value-type="string" calcext:value-type="string">
            <text:p><text:s/>Sat Sep 19 22:23:2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27723589" calcext:value-type="float">
            <text:p>33627723589</text:p>
          </table:table-cell>
          <table:table-cell office:value-type="string" calcext:value-type="string">
            <text:p><text:s/>Sat Sep 19 22:23:2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9795130" calcext:value-type="float">
            <text:p>33619795130</text:p>
          </table:table-cell>
          <table:table-cell office:value-type="string" calcext:value-type="string">
            <text:p><text:s/>Sat Sep 19 22:23:1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3966228" calcext:value-type="float">
            <text:p>33683966228</text:p>
          </table:table-cell>
          <table:table-cell office:value-type="string" calcext:value-type="string">
            <text:p><text:s/>Sat Sep 19 22:23:1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2010045" calcext:value-type="float">
            <text:p>33672010045</text:p>
          </table:table-cell>
          <table:table-cell office:value-type="string" calcext:value-type="string">
            <text:p><text:s/>Sat Sep 19 22:23:0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20691639" calcext:value-type="float">
            <text:p>33620691639</text:p>
          </table:table-cell>
          <table:table-cell office:value-type="string" calcext:value-type="string">
            <text:p><text:s/>Sat Sep 19 22:23:0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25450684" calcext:value-type="float">
            <text:p>33625450684</text:p>
          </table:table-cell>
          <table:table-cell office:value-type="string" calcext:value-type="string">
            <text:p><text:s/>Sat Sep 19 22:22:5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3570157" calcext:value-type="float">
            <text:p>33613570157</text:p>
          </table:table-cell>
          <table:table-cell office:value-type="string" calcext:value-type="string">
            <text:p><text:s/>Sat Sep 19 22:22:5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2351292" calcext:value-type="float">
            <text:p>33612351292</text:p>
          </table:table-cell>
          <table:table-cell office:value-type="string" calcext:value-type="string">
            <text:p><text:s/>Sat Sep 19 22:22:2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9411019" calcext:value-type="float">
            <text:p>33659411019</text:p>
          </table:table-cell>
          <table:table-cell office:value-type="string" calcext:value-type="string">
            <text:p><text:s/>Sat Sep 19 22:22:1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4043726" calcext:value-type="float">
            <text:p>33674043726</text:p>
          </table:table-cell>
          <table:table-cell office:value-type="string" calcext:value-type="string">
            <text:p><text:s/>Sat Sep 19 22:21:5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782918264" calcext:value-type="float">
            <text:p>33782918264</text:p>
          </table:table-cell>
          <table:table-cell office:value-type="string" calcext:value-type="string">
            <text:p><text:s/>Sat Sep 19 22:21:5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9432919" calcext:value-type="float">
            <text:p>33659432919</text:p>
          </table:table-cell>
          <table:table-cell office:value-type="string" calcext:value-type="string">
            <text:p><text:s/>Sat Sep 19 22:21:4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1801238" calcext:value-type="float">
            <text:p>33651801238</text:p>
          </table:table-cell>
          <table:table-cell office:value-type="string" calcext:value-type="string">
            <text:p><text:s/>Sat Sep 19 22:21:4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8364021" calcext:value-type="float">
            <text:p>33678364021</text:p>
          </table:table-cell>
          <table:table-cell office:value-type="string" calcext:value-type="string">
            <text:p><text:s/>Sat Sep 19 22:21:2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8245165" calcext:value-type="float">
            <text:p>33648245165</text:p>
          </table:table-cell>
          <table:table-cell office:value-type="string" calcext:value-type="string">
            <text:p><text:s/>Sat Sep 19 22:21:2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9428480" calcext:value-type="float">
            <text:p>33689428480</text:p>
          </table:table-cell>
          <table:table-cell office:value-type="string" calcext:value-type="string">
            <text:p><text:s/>Sat Sep 19 22:21:1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8601049" calcext:value-type="float">
            <text:p>33618601049</text:p>
          </table:table-cell>
          <table:table-cell office:value-type="string" calcext:value-type="string">
            <text:p><text:s/>Sat Sep 19 22:21:1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6159136" calcext:value-type="float">
            <text:p>33686159136</text:p>
          </table:table-cell>
          <table:table-cell office:value-type="string" calcext:value-type="string">
            <text:p><text:s/>Sat Sep 19 22:21:1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07387457" calcext:value-type="float">
            <text:p>33607387457</text:p>
          </table:table-cell>
          <table:table-cell office:value-type="string" calcext:value-type="string">
            <text:p><text:s/>Sat Sep 19 22:21:0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678587132" calcext:value-type="float">
            <text:p>678587132</text:p>
          </table:table-cell>
          <table:table-cell office:value-type="string" calcext:value-type="string">
            <text:p><text:s/>Sat Sep 19 22:21:0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20902875" calcext:value-type="float">
            <text:p>33620902875</text:p>
          </table:table-cell>
          <table:table-cell office:value-type="string" calcext:value-type="string">
            <text:p><text:s/>Sat Sep 19 22:20:5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9149040" calcext:value-type="float">
            <text:p>33679149040</text:p>
          </table:table-cell>
          <table:table-cell office:value-type="string" calcext:value-type="string">
            <text:p><text:s/>Sat Sep 19 22:20:5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7881732" calcext:value-type="float">
            <text:p>33667881732</text:p>
          </table:table-cell>
          <table:table-cell office:value-type="string" calcext:value-type="string">
            <text:p><text:s/>Sat Sep 19 22:20:4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2013804" calcext:value-type="float">
            <text:p>33642013804</text:p>
          </table:table-cell>
          <table:table-cell office:value-type="string" calcext:value-type="string">
            <text:p><text:s/>Sat Sep 19 22:20:4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8206420" calcext:value-type="float">
            <text:p>33688206420</text:p>
          </table:table-cell>
          <table:table-cell office:value-type="string" calcext:value-type="string">
            <text:p><text:s/>Sat Sep 19 22:20:4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01471810" calcext:value-type="float">
            <text:p>33601471810</text:p>
          </table:table-cell>
          <table:table-cell office:value-type="string" calcext:value-type="string">
            <text:p><text:s/>Sat Sep 19 22:20:3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7864877" calcext:value-type="float">
            <text:p>33617864877</text:p>
          </table:table-cell>
          <table:table-cell office:value-type="string" calcext:value-type="string">
            <text:p><text:s/>Sat Sep 19 22:20:3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2889559" calcext:value-type="float">
            <text:p>33682889559</text:p>
          </table:table-cell>
          <table:table-cell office:value-type="string" calcext:value-type="string">
            <text:p><text:s/>Sat Sep 19 22:20:2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27074739" calcext:value-type="float">
            <text:p>33627074739</text:p>
          </table:table-cell>
          <table:table-cell office:value-type="string" calcext:value-type="string">
            <text:p><text:s/>Sat Sep 19 22:20:2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1064109" calcext:value-type="float">
            <text:p>33651064109</text:p>
          </table:table-cell>
          <table:table-cell office:value-type="string" calcext:value-type="string">
            <text:p><text:s/>Sat Sep 19 22:20:2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7650621" calcext:value-type="float">
            <text:p>33647650621</text:p>
          </table:table-cell>
          <table:table-cell office:value-type="string" calcext:value-type="string">
            <text:p><text:s/>Sat Sep 19 22:20:1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8657571" calcext:value-type="float">
            <text:p>33678657571</text:p>
          </table:table-cell>
          <table:table-cell office:value-type="string" calcext:value-type="string">
            <text:p><text:s/>Sat Sep 19 22:20:1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2982060" calcext:value-type="float">
            <text:p>33682982060</text:p>
          </table:table-cell>
          <table:table-cell office:value-type="string" calcext:value-type="string">
            <text:p><text:s/>Sat Sep 19 22:20:0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9041056" calcext:value-type="float">
            <text:p>33679041056</text:p>
          </table:table-cell>
          <table:table-cell office:value-type="string" calcext:value-type="string">
            <text:p><text:s/>Sat Sep 19 22:20:0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5173968" calcext:value-type="float">
            <text:p>33635173968</text:p>
          </table:table-cell>
          <table:table-cell office:value-type="string" calcext:value-type="string">
            <text:p><text:s/>Sat Sep 19 22:20:0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08495650" calcext:value-type="float">
            <text:p>33608495650</text:p>
          </table:table-cell>
          <table:table-cell office:value-type="string" calcext:value-type="string">
            <text:p><text:s/>Sat Sep 19 22:19:56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99339561" calcext:value-type="float">
            <text:p>33699339561</text:p>
          </table:table-cell>
          <table:table-cell office:value-type="string" calcext:value-type="string">
            <text:p><text:s/>Sat Sep 19 22:19:5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4418305" calcext:value-type="float">
            <text:p>33664418305</text:p>
          </table:table-cell>
          <table:table-cell office:value-type="string" calcext:value-type="string">
            <text:p><text:s/>Sat Sep 19 22:19:4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5959419" calcext:value-type="float">
            <text:p>33675959419</text:p>
          </table:table-cell>
          <table:table-cell office:value-type="string" calcext:value-type="string">
            <text:p><text:s/>Sat Sep 19 22:19:4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7874913" calcext:value-type="float">
            <text:p>33647874913</text:p>
          </table:table-cell>
          <table:table-cell office:value-type="string" calcext:value-type="string">
            <text:p><text:s/>Sat Sep 19 22:19:4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2231148" calcext:value-type="float">
            <text:p>33682231148</text:p>
          </table:table-cell>
          <table:table-cell office:value-type="string" calcext:value-type="string">
            <text:p><text:s/>Sat Sep 19 22:19:36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3697785" calcext:value-type="float">
            <text:p>33633697785</text:p>
          </table:table-cell>
          <table:table-cell office:value-type="string" calcext:value-type="string">
            <text:p><text:s/>Sat Sep 19 22:19:3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3640727" calcext:value-type="float">
            <text:p>33673640727</text:p>
          </table:table-cell>
          <table:table-cell office:value-type="string" calcext:value-type="string">
            <text:p><text:s/>Sat Sep 19 22:19:2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99202877" calcext:value-type="float">
            <text:p>33699202877</text:p>
          </table:table-cell>
          <table:table-cell office:value-type="string" calcext:value-type="string">
            <text:p><text:s/>Sat Sep 19 22:18:5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2053379" calcext:value-type="float">
            <text:p>33632053379</text:p>
          </table:table-cell>
          <table:table-cell office:value-type="string" calcext:value-type="string">
            <text:p><text:s/>Sat Sep 19 22:17:2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6041246" calcext:value-type="float">
            <text:p>33686041246</text:p>
          </table:table-cell>
          <table:table-cell office:value-type="string" calcext:value-type="string">
            <text:p><text:s/>Sat Sep 19 22:16:4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6538204" calcext:value-type="float">
            <text:p>33686538204</text:p>
          </table:table-cell>
          <table:table-cell office:value-type="string" calcext:value-type="string">
            <text:p><text:s/>Sat Sep 19 22:16:06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4792614" calcext:value-type="float">
            <text:p>33684792614</text:p>
          </table:table-cell>
          <table:table-cell office:value-type="string" calcext:value-type="string">
            <text:p><text:s/>Sat Sep 19 22:15:5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4693414" calcext:value-type="float">
            <text:p>33664693414</text:p>
          </table:table-cell>
          <table:table-cell office:value-type="string" calcext:value-type="string">
            <text:p><text:s/>Sat Sep 19 22:15:4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0894455" calcext:value-type="float">
            <text:p>33610894455</text:p>
          </table:table-cell>
          <table:table-cell office:value-type="string" calcext:value-type="string">
            <text:p><text:s/>Sat Sep 19 22:12:5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8305722" calcext:value-type="float">
            <text:p>33618305722</text:p>
          </table:table-cell>
          <table:table-cell office:value-type="string" calcext:value-type="string">
            <text:p><text:s/>Sat Sep 19 22:12:3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6737583" calcext:value-type="float">
            <text:p>33646737583</text:p>
          </table:table-cell>
          <table:table-cell office:value-type="string" calcext:value-type="string">
            <text:p><text:s/>Sat Sep 19 22:12:2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6524831" calcext:value-type="float">
            <text:p>33646524831</text:p>
          </table:table-cell>
          <table:table-cell office:value-type="string" calcext:value-type="string">
            <text:p><text:s/>Sat Sep 19 22:12:1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29689799" calcext:value-type="float">
            <text:p>33629689799</text:p>
          </table:table-cell>
          <table:table-cell office:value-type="string" calcext:value-type="string">
            <text:p><text:s/>Sat Sep 19 22:11:5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7672032" calcext:value-type="float">
            <text:p>33687672032</text:p>
          </table:table-cell>
          <table:table-cell office:value-type="string" calcext:value-type="string">
            <text:p><text:s/>Sat Sep 19 22:11:4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5772448" calcext:value-type="float">
            <text:p>33665772448</text:p>
          </table:table-cell>
          <table:table-cell office:value-type="string" calcext:value-type="string">
            <text:p><text:s/>Sat Sep 19 22:09:5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6841521" calcext:value-type="float">
            <text:p>33616841521</text:p>
          </table:table-cell>
          <table:table-cell office:value-type="string" calcext:value-type="string">
            <text:p><text:s/>Sat Sep 19 22:09:1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0953704" calcext:value-type="float">
            <text:p>33610953704</text:p>
          </table:table-cell>
          <table:table-cell office:value-type="string" calcext:value-type="string">
            <text:p><text:s/>Sat Sep 19 22:09:0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8368124" calcext:value-type="float">
            <text:p>33688368124</text:p>
          </table:table-cell>
          <table:table-cell office:value-type="string" calcext:value-type="string">
            <text:p><text:s/>Sat Sep 19 22:09:0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2841610" calcext:value-type="float">
            <text:p>33672841610</text:p>
          </table:table-cell>
          <table:table-cell office:value-type="string" calcext:value-type="string">
            <text:p><text:s/>Sat Sep 19 22:06:5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9434071" calcext:value-type="float">
            <text:p>33679434071</text:p>
          </table:table-cell>
          <table:table-cell office:value-type="string" calcext:value-type="string">
            <text:p><text:s/>Sat Sep 19 22:06:4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0944313" calcext:value-type="float">
            <text:p>33630944313</text:p>
          </table:table-cell>
          <table:table-cell office:value-type="string" calcext:value-type="string">
            <text:p><text:s/>Sat Sep 19 22:06:3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99474018" calcext:value-type="float">
            <text:p>33699474018</text:p>
          </table:table-cell>
          <table:table-cell office:value-type="string" calcext:value-type="string">
            <text:p><text:s/>Sat Sep 19 22:06:3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22397288" calcext:value-type="float">
            <text:p>33622397288</text:p>
          </table:table-cell>
          <table:table-cell office:value-type="string" calcext:value-type="string">
            <text:p><text:s/>Sat Sep 19 22:06:2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9263380" calcext:value-type="float">
            <text:p>33679263380</text:p>
          </table:table-cell>
          <table:table-cell office:value-type="string" calcext:value-type="string">
            <text:p><text:s/>Sat Sep 19 22:06:1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22261856" calcext:value-type="float">
            <text:p>33622261856</text:p>
          </table:table-cell>
          <table:table-cell office:value-type="string" calcext:value-type="string">
            <text:p><text:s/>Sat Sep 19 22:06:1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03286545" calcext:value-type="float">
            <text:p>33603286545</text:p>
          </table:table-cell>
          <table:table-cell office:value-type="string" calcext:value-type="string">
            <text:p><text:s/>Sat Sep 19 22:06:1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1341005" calcext:value-type="float">
            <text:p>33681341005</text:p>
          </table:table-cell>
          <table:table-cell office:value-type="string" calcext:value-type="string">
            <text:p><text:s/>Sat Sep 19 22:06:0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6850586" calcext:value-type="float">
            <text:p>33666850586</text:p>
          </table:table-cell>
          <table:table-cell office:value-type="string" calcext:value-type="string">
            <text:p><text:s/>Sat Sep 19 22:06:0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1382310" calcext:value-type="float">
            <text:p>33611382310</text:p>
          </table:table-cell>
          <table:table-cell office:value-type="string" calcext:value-type="string">
            <text:p><text:s/>Sat Sep 19 22:05:5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1950050" calcext:value-type="float">
            <text:p>33651950050</text:p>
          </table:table-cell>
          <table:table-cell office:value-type="string" calcext:value-type="string">
            <text:p><text:s/>Sat Sep 19 22:05:4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5152420" calcext:value-type="float">
            <text:p>33645152420</text:p>
          </table:table-cell>
          <table:table-cell office:value-type="string" calcext:value-type="string">
            <text:p><text:s/>Sat Sep 19 22:05:2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9280400" calcext:value-type="float">
            <text:p>33669280400</text:p>
          </table:table-cell>
          <table:table-cell office:value-type="string" calcext:value-type="string">
            <text:p><text:s/>Sat Sep 19 22:03:1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2572517" calcext:value-type="float">
            <text:p>33662572517</text:p>
          </table:table-cell>
          <table:table-cell office:value-type="string" calcext:value-type="string">
            <text:p><text:s/>Sat Sep 19 22:03:1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5504652" calcext:value-type="float">
            <text:p>33645504652</text:p>
          </table:table-cell>
          <table:table-cell office:value-type="string" calcext:value-type="string">
            <text:p><text:s/>Sat Sep 19 22:03:0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9085125" calcext:value-type="float">
            <text:p>33689085125</text:p>
          </table:table-cell>
          <table:table-cell office:value-type="string" calcext:value-type="string">
            <text:p><text:s/>Sat Sep 19 22:02:2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8540256" calcext:value-type="float">
            <text:p>33618540256</text:p>
          </table:table-cell>
          <table:table-cell office:value-type="string" calcext:value-type="string">
            <text:p><text:s/>Sat Sep 19 22:01:56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6106234" calcext:value-type="float">
            <text:p>33676106234</text:p>
          </table:table-cell>
          <table:table-cell office:value-type="string" calcext:value-type="string">
            <text:p><text:s/>Sat Sep 19 22:01:4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9289426" calcext:value-type="float">
            <text:p>33659289426</text:p>
          </table:table-cell>
          <table:table-cell office:value-type="string" calcext:value-type="string">
            <text:p><text:s/>Sat Sep 19 22:01:4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98968184" calcext:value-type="float">
            <text:p>33698968184</text:p>
          </table:table-cell>
          <table:table-cell office:value-type="string" calcext:value-type="string">
            <text:p><text:s/>Sat Sep 19 22:01:4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9526030" calcext:value-type="float">
            <text:p>33659526030</text:p>
          </table:table-cell>
          <table:table-cell office:value-type="string" calcext:value-type="string">
            <text:p><text:s/>Sat Sep 19 22:01:36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9717396" calcext:value-type="float">
            <text:p>33669717396</text:p>
          </table:table-cell>
          <table:table-cell office:value-type="string" calcext:value-type="string">
            <text:p><text:s/>Sat Sep 19 22:01:3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783865099" calcext:value-type="float">
            <text:p>33783865099</text:p>
          </table:table-cell>
          <table:table-cell office:value-type="string" calcext:value-type="string">
            <text:p><text:s/>Sat Sep 19 22:00:5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2032557" calcext:value-type="float">
            <text:p>33662032557</text:p>
          </table:table-cell>
          <table:table-cell office:value-type="string" calcext:value-type="string">
            <text:p><text:s/>Sat Sep 19 22:00:3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9372386" calcext:value-type="float">
            <text:p>33669372386</text:p>
          </table:table-cell>
          <table:table-cell office:value-type="string" calcext:value-type="string">
            <text:p><text:s/>Sat Sep 19 22:00:3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7402228" calcext:value-type="float">
            <text:p>33687402228</text:p>
          </table:table-cell>
          <table:table-cell office:value-type="string" calcext:value-type="string">
            <text:p><text:s/>Sat Sep 19 22:00:2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3618382" calcext:value-type="float">
            <text:p>33663618382</text:p>
          </table:table-cell>
          <table:table-cell office:value-type="string" calcext:value-type="string">
            <text:p><text:s/>Sat Sep 19 22:00:2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29956683" calcext:value-type="float">
            <text:p>33629956683</text:p>
          </table:table-cell>
          <table:table-cell office:value-type="string" calcext:value-type="string">
            <text:p><text:s/>Sat Sep 19 21:59:2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8887433" calcext:value-type="float">
            <text:p>33668887433</text:p>
          </table:table-cell>
          <table:table-cell office:value-type="string" calcext:value-type="string">
            <text:p><text:s/>Sat Sep 19 21:58:4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6180370" calcext:value-type="float">
            <text:p>33646180370</text:p>
          </table:table-cell>
          <table:table-cell office:value-type="string" calcext:value-type="string">
            <text:p><text:s/>Sat Sep 19 21:58:2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1815219" calcext:value-type="float">
            <text:p>33671815219</text:p>
          </table:table-cell>
          <table:table-cell office:value-type="string" calcext:value-type="string">
            <text:p><text:s/>Sat Sep 19 21:58:2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3451552" calcext:value-type="float">
            <text:p>33633451552</text:p>
          </table:table-cell>
          <table:table-cell office:value-type="string" calcext:value-type="string">
            <text:p><text:s/>Sat Sep 19 21:53:2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6565779" calcext:value-type="float">
            <text:p>33666565779</text:p>
          </table:table-cell>
          <table:table-cell office:value-type="string" calcext:value-type="string">
            <text:p><text:s/>Sat Sep 19 21:58:1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1652728" calcext:value-type="float">
            <text:p>33681652728</text:p>
          </table:table-cell>
          <table:table-cell office:value-type="string" calcext:value-type="string">
            <text:p><text:s/>Sat Sep 19 21:58:0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1063503" calcext:value-type="float">
            <text:p>33681063503</text:p>
          </table:table-cell>
          <table:table-cell office:value-type="string" calcext:value-type="string">
            <text:p><text:s/>Sat Sep 19 21:57:5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07542797" calcext:value-type="float">
            <text:p>33607542797</text:p>
          </table:table-cell>
          <table:table-cell office:value-type="string" calcext:value-type="string">
            <text:p><text:s/>Sat Sep 19 21:57:4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0596966" calcext:value-type="float">
            <text:p>33610596966</text:p>
          </table:table-cell>
          <table:table-cell office:value-type="string" calcext:value-type="string">
            <text:p><text:s/>Sat Sep 19 21:57:1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4290034" calcext:value-type="float">
            <text:p>33674290034</text:p>
          </table:table-cell>
          <table:table-cell office:value-type="string" calcext:value-type="string">
            <text:p><text:s/>Sat Sep 19 21:55:56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9087083" calcext:value-type="float">
            <text:p>33679087083</text:p>
          </table:table-cell>
          <table:table-cell office:value-type="string" calcext:value-type="string">
            <text:p><text:s/>Sat Sep 19 21:55:5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8157268" calcext:value-type="float">
            <text:p>33648157268</text:p>
          </table:table-cell>
          <table:table-cell office:value-type="string" calcext:value-type="string">
            <text:p><text:s/>Sat Sep 19 21:55:5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4019111" calcext:value-type="float">
            <text:p>33614019111</text:p>
          </table:table-cell>
          <table:table-cell office:value-type="string" calcext:value-type="string">
            <text:p><text:s/>Sat Sep 19 21:55:5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750861095" calcext:value-type="float">
            <text:p>33750861095</text:p>
          </table:table-cell>
          <table:table-cell office:value-type="string" calcext:value-type="string">
            <text:p><text:s/>Sat Sep 19 21:55:5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9690878" calcext:value-type="float">
            <text:p>33649690878</text:p>
          </table:table-cell>
          <table:table-cell office:value-type="string" calcext:value-type="string">
            <text:p><text:s/>Sat Sep 19 21:55:5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6665389" calcext:value-type="float">
            <text:p>33666665389</text:p>
          </table:table-cell>
          <table:table-cell office:value-type="string" calcext:value-type="string">
            <text:p><text:s/>Sat Sep 19 21:55:5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770320851" calcext:value-type="float">
            <text:p>33770320851</text:p>
          </table:table-cell>
          <table:table-cell office:value-type="string" calcext:value-type="string">
            <text:p><text:s/>Sat Sep 19 21:55:5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9322979" calcext:value-type="float">
            <text:p>33679322979</text:p>
          </table:table-cell>
          <table:table-cell office:value-type="string" calcext:value-type="string">
            <text:p><text:s/>Sat Sep 19 21:55:5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5448650" calcext:value-type="float">
            <text:p>33645448650</text:p>
          </table:table-cell>
          <table:table-cell office:value-type="string" calcext:value-type="string">
            <text:p><text:s/>Sat Sep 19 21:55:4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682889559" calcext:value-type="float">
            <text:p>682889559</text:p>
          </table:table-cell>
          <table:table-cell office:value-type="string" calcext:value-type="string">
            <text:p><text:s/>Sat Sep 19 21:55:4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2492762122" calcext:value-type="float">
            <text:p>32492762122</text:p>
          </table:table-cell>
          <table:table-cell office:value-type="string" calcext:value-type="string">
            <text:p><text:s/>Sat Sep 19 21:54:5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9861059" calcext:value-type="float">
            <text:p>33649861059</text:p>
          </table:table-cell>
          <table:table-cell office:value-type="string" calcext:value-type="string">
            <text:p><text:s/>Sat Sep 19 21:54:4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3227971" calcext:value-type="float">
            <text:p>33613227971</text:p>
          </table:table-cell>
          <table:table-cell office:value-type="string" calcext:value-type="string">
            <text:p><text:s/>Sat Sep 19 21:54:4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0885783" calcext:value-type="float">
            <text:p>33650885783</text:p>
          </table:table-cell>
          <table:table-cell office:value-type="string" calcext:value-type="string">
            <text:p><text:s/>Sat Sep 19 21:54:3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9772149" calcext:value-type="float">
            <text:p>33659772149</text:p>
          </table:table-cell>
          <table:table-cell office:value-type="string" calcext:value-type="string">
            <text:p><text:s/>Sat Sep 19 21:54:26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4245614" calcext:value-type="float">
            <text:p>33664245614</text:p>
          </table:table-cell>
          <table:table-cell office:value-type="string" calcext:value-type="string">
            <text:p><text:s/>Sat Sep 19 21:54:2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4189016" calcext:value-type="float">
            <text:p>33664189016</text:p>
          </table:table-cell>
          <table:table-cell office:value-type="string" calcext:value-type="string">
            <text:p><text:s/>Sat Sep 19 21:54:1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2644705" calcext:value-type="float">
            <text:p>33672644705</text:p>
          </table:table-cell>
          <table:table-cell office:value-type="string" calcext:value-type="string">
            <text:p><text:s/>Sat Sep 19 21:54:1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782089260" calcext:value-type="float">
            <text:p>33782089260</text:p>
          </table:table-cell>
          <table:table-cell office:value-type="string" calcext:value-type="string">
            <text:p><text:s/>Sat Sep 19 21:54:0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786129005" calcext:value-type="float">
            <text:p>33786129005</text:p>
          </table:table-cell>
          <table:table-cell office:value-type="string" calcext:value-type="string">
            <text:p><text:s/>Sat Sep 19 21:53:4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9714362" calcext:value-type="float">
            <text:p>33689714362</text:p>
          </table:table-cell>
          <table:table-cell office:value-type="string" calcext:value-type="string">
            <text:p><text:s/>Sat Sep 19 21:53:4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7294037" calcext:value-type="float">
            <text:p>33637294037</text:p>
          </table:table-cell>
          <table:table-cell office:value-type="string" calcext:value-type="string">
            <text:p><text:s/>Sat Sep 19 21:53:4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0080538" calcext:value-type="float">
            <text:p>33630080538</text:p>
          </table:table-cell>
          <table:table-cell office:value-type="string" calcext:value-type="string">
            <text:p><text:s/>Sat Sep 19 21:53:3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6707523" calcext:value-type="float">
            <text:p>33666707523</text:p>
          </table:table-cell>
          <table:table-cell office:value-type="string" calcext:value-type="string">
            <text:p><text:s/>Sat Sep 19 21:53:2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99280137" calcext:value-type="float">
            <text:p>33699280137</text:p>
          </table:table-cell>
          <table:table-cell office:value-type="string" calcext:value-type="string">
            <text:p><text:s/>Sat Sep 19 21:53:2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780512286" calcext:value-type="float">
            <text:p>33780512286</text:p>
          </table:table-cell>
          <table:table-cell office:value-type="string" calcext:value-type="string">
            <text:p><text:s/>Sat Sep 19 21:53:1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5532670" calcext:value-type="float">
            <text:p>33645532670</text:p>
          </table:table-cell>
          <table:table-cell office:value-type="string" calcext:value-type="string">
            <text:p><text:s/>Sat Sep 19 21:53:1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1666656" calcext:value-type="float">
            <text:p>33651666656</text:p>
          </table:table-cell>
          <table:table-cell office:value-type="string" calcext:value-type="string">
            <text:p><text:s/>Sat Sep 19 21:53:1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0480030" calcext:value-type="float">
            <text:p>33670480030</text:p>
          </table:table-cell>
          <table:table-cell office:value-type="string" calcext:value-type="string">
            <text:p><text:s/>Sat Sep 19 21:53:0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2435541" calcext:value-type="float">
            <text:p>33682435541</text:p>
          </table:table-cell>
          <table:table-cell office:value-type="string" calcext:value-type="string">
            <text:p><text:s/>Sat Sep 19 21:53:0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8484276" calcext:value-type="float">
            <text:p>33668484276</text:p>
          </table:table-cell>
          <table:table-cell office:value-type="string" calcext:value-type="string">
            <text:p><text:s/>Sat Sep 19 21:52:5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5128140" calcext:value-type="float">
            <text:p>33615128140</text:p>
          </table:table-cell>
          <table:table-cell office:value-type="string" calcext:value-type="string">
            <text:p><text:s/>Sat Sep 19 21:52:56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4189054" calcext:value-type="float">
            <text:p>33674189054</text:p>
          </table:table-cell>
          <table:table-cell office:value-type="string" calcext:value-type="string">
            <text:p><text:s/>Sat Sep 19 21:52:5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1021423" calcext:value-type="float">
            <text:p>33671021423</text:p>
          </table:table-cell>
          <table:table-cell office:value-type="string" calcext:value-type="string">
            <text:p><text:s/>Sat Sep 19 21:52:4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3162905" calcext:value-type="float">
            <text:p>33613162905</text:p>
          </table:table-cell>
          <table:table-cell office:value-type="string" calcext:value-type="string">
            <text:p><text:s/>Sat Sep 19 21:52:46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1362212" calcext:value-type="float">
            <text:p>33631362212</text:p>
          </table:table-cell>
          <table:table-cell office:value-type="string" calcext:value-type="string">
            <text:p><text:s/>Sat Sep 19 21:52:4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98339047" calcext:value-type="float">
            <text:p>33698339047</text:p>
          </table:table-cell>
          <table:table-cell office:value-type="string" calcext:value-type="string">
            <text:p><text:s/>Sat Sep 19 21:52:3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8622040" calcext:value-type="float">
            <text:p>33648622040</text:p>
          </table:table-cell>
          <table:table-cell office:value-type="string" calcext:value-type="string">
            <text:p><text:s/>Sat Sep 19 21:52:3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2782232" calcext:value-type="float">
            <text:p>33662782232</text:p>
          </table:table-cell>
          <table:table-cell office:value-type="string" calcext:value-type="string">
            <text:p><text:s/>Sat Sep 19 21:52:3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1978802" calcext:value-type="float">
            <text:p>33631978802</text:p>
          </table:table-cell>
          <table:table-cell office:value-type="string" calcext:value-type="string">
            <text:p><text:s/>Sat Sep 19 21:52:2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786405603" calcext:value-type="float">
            <text:p>33786405603</text:p>
          </table:table-cell>
          <table:table-cell office:value-type="string" calcext:value-type="string">
            <text:p><text:s/>Sat Sep 19 21:52:2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9561001" calcext:value-type="float">
            <text:p>33669561001</text:p>
          </table:table-cell>
          <table:table-cell office:value-type="string" calcext:value-type="string">
            <text:p><text:s/>Sat Sep 19 21:52:2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6611413" calcext:value-type="float">
            <text:p>33666611413</text:p>
          </table:table-cell>
          <table:table-cell office:value-type="string" calcext:value-type="string">
            <text:p><text:s/>Sat Sep 19 21:52:16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99275501" calcext:value-type="float">
            <text:p>33699275501</text:p>
          </table:table-cell>
          <table:table-cell office:value-type="string" calcext:value-type="string">
            <text:p><text:s/>Sat Sep 19 21:52:1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0214762" calcext:value-type="float">
            <text:p>33650214762</text:p>
          </table:table-cell>
          <table:table-cell office:value-type="string" calcext:value-type="string">
            <text:p><text:s/>Sat Sep 19 21:51:4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5175784" calcext:value-type="float">
            <text:p>33635175784</text:p>
          </table:table-cell>
          <table:table-cell office:value-type="string" calcext:value-type="string">
            <text:p><text:s/>Sat Sep 19 21:51:4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2339743" calcext:value-type="float">
            <text:p>33682339743</text:p>
          </table:table-cell>
          <table:table-cell office:value-type="string" calcext:value-type="string">
            <text:p><text:s/>Sat Sep 19 20:35:3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4815144" calcext:value-type="float">
            <text:p>33664815144</text:p>
          </table:table-cell>
          <table:table-cell office:value-type="string" calcext:value-type="string">
            <text:p><text:s/>Sat Sep 19 21:51:3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4450237" calcext:value-type="float">
            <text:p>33614450237</text:p>
          </table:table-cell>
          <table:table-cell office:value-type="string" calcext:value-type="string">
            <text:p><text:s/>Sat Sep 19 21:51:3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95551143" calcext:value-type="float">
            <text:p>33695551143</text:p>
          </table:table-cell>
          <table:table-cell office:value-type="string" calcext:value-type="string">
            <text:p><text:s/>Sat Sep 19 21:51:2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3147962" calcext:value-type="float">
            <text:p>33633147962</text:p>
          </table:table-cell>
          <table:table-cell office:value-type="string" calcext:value-type="string">
            <text:p><text:s/>Sat Sep 19 21:51:2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4292600" calcext:value-type="float">
            <text:p>33664292600</text:p>
          </table:table-cell>
          <table:table-cell office:value-type="string" calcext:value-type="string">
            <text:p><text:s/>Sat Sep 19 21:51:2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08222608" calcext:value-type="float">
            <text:p>33608222608</text:p>
          </table:table-cell>
          <table:table-cell office:value-type="string" calcext:value-type="string">
            <text:p><text:s/>Sat Sep 19 21:51:1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2264697" calcext:value-type="float">
            <text:p>33652264697</text:p>
          </table:table-cell>
          <table:table-cell office:value-type="string" calcext:value-type="string">
            <text:p><text:s/>Sat Sep 19 21:51:1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09034227" calcext:value-type="float">
            <text:p>33609034227</text:p>
          </table:table-cell>
          <table:table-cell office:value-type="string" calcext:value-type="string">
            <text:p><text:s/>Sat Sep 19 21:51:0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1116510" calcext:value-type="float">
            <text:p>33651116510</text:p>
          </table:table-cell>
          <table:table-cell office:value-type="string" calcext:value-type="string">
            <text:p><text:s/>Sat Sep 19 21:51:0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783633082" calcext:value-type="float">
            <text:p>33783633082</text:p>
          </table:table-cell>
          <table:table-cell office:value-type="string" calcext:value-type="string">
            <text:p><text:s/>Sat Sep 19 21:50:5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2755056" calcext:value-type="float">
            <text:p>33662755056</text:p>
          </table:table-cell>
          <table:table-cell office:value-type="string" calcext:value-type="string">
            <text:p><text:s/>Sat Sep 19 21:50:5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1080821" calcext:value-type="float">
            <text:p>33681080821</text:p>
          </table:table-cell>
          <table:table-cell office:value-type="string" calcext:value-type="string">
            <text:p><text:s/>Sat Sep 19 21:50:5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95844033" calcext:value-type="float">
            <text:p>33695844033</text:p>
          </table:table-cell>
          <table:table-cell office:value-type="string" calcext:value-type="string">
            <text:p><text:s/>Sat Sep 19 21:50:4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25755876" calcext:value-type="float">
            <text:p>33625755876</text:p>
          </table:table-cell>
          <table:table-cell office:value-type="string" calcext:value-type="string">
            <text:p><text:s/>Sat Sep 19 21:50:4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0617659" calcext:value-type="float">
            <text:p>33610617659</text:p>
          </table:table-cell>
          <table:table-cell office:value-type="string" calcext:value-type="string">
            <text:p><text:s/>Sat Sep 19 21:50:4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8632365" calcext:value-type="float">
            <text:p>33688632365</text:p>
          </table:table-cell>
          <table:table-cell office:value-type="string" calcext:value-type="string">
            <text:p><text:s/>Sat Sep 19 21:50:36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5448483" calcext:value-type="float">
            <text:p>33635448483</text:p>
          </table:table-cell>
          <table:table-cell office:value-type="string" calcext:value-type="string">
            <text:p><text:s/>Sat Sep 19 21:50:3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3351237" calcext:value-type="float">
            <text:p>33683351237</text:p>
          </table:table-cell>
          <table:table-cell office:value-type="string" calcext:value-type="string">
            <text:p><text:s/>Sat Sep 19 21:50:2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9987856" calcext:value-type="float">
            <text:p>33689987856</text:p>
          </table:table-cell>
          <table:table-cell office:value-type="string" calcext:value-type="string">
            <text:p><text:s/>Sat Sep 19 21:50:10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1859593" calcext:value-type="float">
            <text:p>33671859593</text:p>
          </table:table-cell>
          <table:table-cell office:value-type="string" calcext:value-type="string">
            <text:p><text:s/>Sat Sep 19 21:50:1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3550784" calcext:value-type="float">
            <text:p>33673550784</text:p>
          </table:table-cell>
          <table:table-cell office:value-type="string" calcext:value-type="string">
            <text:p><text:s/>Sat Sep 19 21:50:0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4463948" calcext:value-type="float">
            <text:p>33664463948</text:p>
          </table:table-cell>
          <table:table-cell office:value-type="string" calcext:value-type="string">
            <text:p><text:s/>Sat Sep 19 21:50:0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58014252" calcext:value-type="float">
            <text:p>33658014252</text:p>
          </table:table-cell>
          <table:table-cell office:value-type="string" calcext:value-type="string">
            <text:p><text:s/>Sat Sep 19 21:49:5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3190794" calcext:value-type="float">
            <text:p>33643190794</text:p>
          </table:table-cell>
          <table:table-cell office:value-type="string" calcext:value-type="string">
            <text:p><text:s/>Sat Sep 19 21:49:4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1211396" calcext:value-type="float">
            <text:p>33681211396</text:p>
          </table:table-cell>
          <table:table-cell office:value-type="string" calcext:value-type="string">
            <text:p><text:s/>Sat Sep 19 21:49:4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06431916" calcext:value-type="float">
            <text:p>33606431916</text:p>
          </table:table-cell>
          <table:table-cell office:value-type="string" calcext:value-type="string">
            <text:p><text:s/>Sat Sep 19 21:49:3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8547737" calcext:value-type="float">
            <text:p>33648547737</text:p>
          </table:table-cell>
          <table:table-cell office:value-type="string" calcext:value-type="string">
            <text:p><text:s/>Sat Sep 19 21:49:3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786160317" calcext:value-type="float">
            <text:p>33786160317</text:p>
          </table:table-cell>
          <table:table-cell office:value-type="string" calcext:value-type="string">
            <text:p><text:s/>Sat Sep 19 21:49:3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3380757" calcext:value-type="float">
            <text:p>33613380757</text:p>
          </table:table-cell>
          <table:table-cell office:value-type="string" calcext:value-type="string">
            <text:p><text:s/>Sat Sep 19 21:49:2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03693490" calcext:value-type="float">
            <text:p>33603693490</text:p>
          </table:table-cell>
          <table:table-cell office:value-type="string" calcext:value-type="string">
            <text:p><text:s/>Sat Sep 19 21:49:2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5186953" calcext:value-type="float">
            <text:p>33665186953</text:p>
          </table:table-cell>
          <table:table-cell office:value-type="string" calcext:value-type="string">
            <text:p><text:s/>Sat Sep 19 21:49:1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98986924" calcext:value-type="float">
            <text:p>33698986924</text:p>
          </table:table-cell>
          <table:table-cell office:value-type="string" calcext:value-type="string">
            <text:p><text:s/>Sat Sep 19 21:49:13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6131246" calcext:value-type="float">
            <text:p>33666131246</text:p>
          </table:table-cell>
          <table:table-cell office:value-type="string" calcext:value-type="string">
            <text:p><text:s/>Sat Sep 19 21:49:0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1745912" calcext:value-type="float">
            <text:p>33661745912</text:p>
          </table:table-cell>
          <table:table-cell office:value-type="string" calcext:value-type="string">
            <text:p><text:s/>Sat Sep 19 21:49:0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31594791" calcext:value-type="float">
            <text:p>33631594791</text:p>
          </table:table-cell>
          <table:table-cell office:value-type="string" calcext:value-type="string">
            <text:p><text:s/>Sat Sep 19 21:49:02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9689788" calcext:value-type="float">
            <text:p>33669689788</text:p>
          </table:table-cell>
          <table:table-cell office:value-type="string" calcext:value-type="string">
            <text:p><text:s/>Sat Sep 19 21:48:5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1206049" calcext:value-type="float">
            <text:p>33611206049</text:p>
          </table:table-cell>
          <table:table-cell office:value-type="string" calcext:value-type="string">
            <text:p><text:s/>Sat Sep 19 21:48:5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67990318" calcext:value-type="float">
            <text:p>33667990318</text:p>
          </table:table-cell>
          <table:table-cell office:value-type="string" calcext:value-type="string">
            <text:p><text:s/>Sat Sep 19 21:48:49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4029707" calcext:value-type="float">
            <text:p>33674029707</text:p>
          </table:table-cell>
          <table:table-cell office:value-type="string" calcext:value-type="string">
            <text:p><text:s/>Sat Sep 19 21:48:4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80670330" calcext:value-type="float">
            <text:p>33680670330</text:p>
          </table:table-cell>
          <table:table-cell office:value-type="string" calcext:value-type="string">
            <text:p><text:s/>Sat Sep 19 21:48:41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72699709" calcext:value-type="float">
            <text:p>33672699709</text:p>
          </table:table-cell>
          <table:table-cell office:value-type="string" calcext:value-type="string">
            <text:p><text:s/>Sat Sep 19 21:48:37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5979719" calcext:value-type="float">
            <text:p>33645979719</text:p>
          </table:table-cell>
          <table:table-cell office:value-type="string" calcext:value-type="string">
            <text:p><text:s/>Sat Sep 19 21:48:34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7810683" calcext:value-type="float">
            <text:p>33617810683</text:p>
          </table:table-cell>
          <table:table-cell office:value-type="string" calcext:value-type="string">
            <text:p><text:s/>Sat Sep 19 21:48:28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12572458" calcext:value-type="float">
            <text:p>33612572458</text:p>
          </table:table-cell>
          <table:table-cell office:value-type="string" calcext:value-type="string">
            <text:p><text:s/>Sat Sep 19 21:48:25 GMT+0200 20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647836863" calcext:value-type="float">
            <text:p>33647836863</text:p>
          </table:table-cell>
          <table:table-cell office:value-type="string" calcext:value-type="string">
            <text:p><text:s/>Sat Sep 19 21:48:18 GMT+0200 201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3625762685" calcext:value-type="float">
            <text:p>33625762685</text:p>
          </table:table-cell>
          <table:table-cell office:value-type="string" calcext:value-type="string">
            <text:p><text:s/>Sat Sep 19 21:48:15 GMT+0200 201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3619309247" calcext:value-type="float">
            <text:p>33619309247</text:p>
          </table:table-cell>
          <table:table-cell office:value-type="string" calcext:value-type="string">
            <text:p><text:s/>Sat Sep 19 21:48:11 GMT+0200 201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3642706994" calcext:value-type="float">
            <text:p>33642706994</text:p>
          </table:table-cell>
          <table:table-cell office:value-type="string" calcext:value-type="string">
            <text:p><text:s/>Sat Sep 19 21:48:07 GMT+0200 201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3678516672" calcext:value-type="float">
            <text:p>33678516672</text:p>
          </table:table-cell>
          <table:table-cell office:value-type="string" calcext:value-type="string">
            <text:p><text:s/>Sat Sep 19 21:48:03 GMT+0200 201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3643948103" calcext:value-type="float">
            <text:p>33643948103</text:p>
          </table:table-cell>
          <table:table-cell office:value-type="string" calcext:value-type="string">
            <text:p><text:s/>Sat Sep 19 21:47:59 GMT+0200 201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3667398455" calcext:value-type="float">
            <text:p>33667398455</text:p>
          </table:table-cell>
          <table:table-cell office:value-type="string" calcext:value-type="string">
            <text:p><text:s/>Sat Sep 19 21:47:55 GMT+0200 201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3640204620" calcext:value-type="float">
            <text:p>33640204620</text:p>
          </table:table-cell>
          <table:table-cell office:value-type="string" calcext:value-type="string">
            <text:p><text:s/>Sat Sep 19 21:47:51 GMT+0200 201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3612032752" calcext:value-type="float">
            <text:p>33612032752</text:p>
          </table:table-cell>
          <table:table-cell office:value-type="string" calcext:value-type="string">
            <text:p><text:s/>Sat Sep 19 21:47:47 GMT+0200 201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3625997121" calcext:value-type="float">
            <text:p>33625997121</text:p>
          </table:table-cell>
          <table:table-cell office:value-type="string" calcext:value-type="string">
            <text:p><text:s/>Sat Sep 19 21:47:43 GMT+0200 20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3676364355" calcext:value-type="float">
            <text:p>33676364355</text:p>
          </table:table-cell>
          <table:table-cell office:value-type="string" calcext:value-type="string">
            <text:p><text:s/>Sat Sep 19 21:47:39 GMT+0200 20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3678635615" calcext:value-type="float">
            <text:p>33678635615</text:p>
          </table:table-cell>
          <table:table-cell office:value-type="string" calcext:value-type="string">
            <text:p><text:s/>Sat Sep 19 21:47:35 GMT+0200 20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3634175419" calcext:value-type="float">
            <text:p>33634175419</text:p>
          </table:table-cell>
          <table:table-cell office:value-type="string" calcext:value-type="string">
            <text:p><text:s/>Sat Sep 19 21:47:30 GMT+0200 20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3607851004" calcext:value-type="float">
            <text:p>33607851004</text:p>
          </table:table-cell>
          <table:table-cell office:value-type="string" calcext:value-type="string">
            <text:p><text:s/>Sat Sep 19 21:47:26 GMT+0200 20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3630757172" calcext:value-type="float">
            <text:p>33630757172</text:p>
          </table:table-cell>
          <table:table-cell office:value-type="string" calcext:value-type="string">
            <text:p><text:s/>Sat Sep 19 21:47:22 GMT+0200 20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3642078942" calcext:value-type="float">
            <text:p>33642078942</text:p>
          </table:table-cell>
          <table:table-cell office:value-type="string" calcext:value-type="string">
            <text:p><text:s/>Sat Sep 19 21:47:18 GMT+0200 20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3783014741" calcext:value-type="float">
            <text:p>33783014741</text:p>
          </table:table-cell>
          <table:table-cell office:value-type="string" calcext:value-type="string">
            <text:p><text:s/>Sat Sep 19 21:47:15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783334898" calcext:value-type="float">
            <text:p>33783334898</text:p>
          </table:table-cell>
          <table:table-cell office:value-type="string" calcext:value-type="string">
            <text:p><text:s/>Sat Sep 19 21:47:11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31957722" calcext:value-type="float">
            <text:p>33631957722</text:p>
          </table:table-cell>
          <table:table-cell office:value-type="string" calcext:value-type="string">
            <text:p><text:s/>Sat Sep 19 21:47:08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3238732" calcext:value-type="float">
            <text:p>33673238732</text:p>
          </table:table-cell>
          <table:table-cell office:value-type="string" calcext:value-type="string">
            <text:p><text:s/>Sat Sep 19 21:47:04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13683663" calcext:value-type="float">
            <text:p>33613683663</text:p>
          </table:table-cell>
          <table:table-cell office:value-type="string" calcext:value-type="string">
            <text:p><text:s/>Sat Sep 19 21:47:01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1713715" calcext:value-type="float">
            <text:p>33661713715</text:p>
          </table:table-cell>
          <table:table-cell office:value-type="string" calcext:value-type="string">
            <text:p><text:s/>Sat Sep 19 21:46:56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01807465" calcext:value-type="float">
            <text:p>33601807465</text:p>
          </table:table-cell>
          <table:table-cell office:value-type="string" calcext:value-type="string">
            <text:p><text:s/>Sat Sep 19 21:46:53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98787487" calcext:value-type="float">
            <text:p>33698787487</text:p>
          </table:table-cell>
          <table:table-cell office:value-type="string" calcext:value-type="string">
            <text:p><text:s/>Sat Sep 19 21:46:49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43605612" calcext:value-type="float">
            <text:p>33643605612</text:p>
          </table:table-cell>
          <table:table-cell office:value-type="string" calcext:value-type="string">
            <text:p><text:s/>Sat Sep 19 21:46:48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770009030" calcext:value-type="float">
            <text:p>33770009030</text:p>
          </table:table-cell>
          <table:table-cell office:value-type="string" calcext:value-type="string">
            <text:p><text:s/>Sat Sep 19 21:46:44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33033304" calcext:value-type="float">
            <text:p>33633033304</text:p>
          </table:table-cell>
          <table:table-cell office:value-type="string" calcext:value-type="string">
            <text:p><text:s/>Sat Sep 19 21:46:40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07143911" calcext:value-type="float">
            <text:p>33607143911</text:p>
          </table:table-cell>
          <table:table-cell office:value-type="string" calcext:value-type="string">
            <text:p><text:s/>Sat Sep 19 21:46:37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4542251" calcext:value-type="float">
            <text:p>33664542251</text:p>
          </table:table-cell>
          <table:table-cell office:value-type="string" calcext:value-type="string">
            <text:p><text:s/>Sat Sep 19 21:46:36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08167379" calcext:value-type="float">
            <text:p>33608167379</text:p>
          </table:table-cell>
          <table:table-cell office:value-type="string" calcext:value-type="string">
            <text:p><text:s/>Sat Sep 19 21:46:35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2153652" calcext:value-type="float">
            <text:p>33662153652</text:p>
          </table:table-cell>
          <table:table-cell office:value-type="string" calcext:value-type="string">
            <text:p><text:s/>Sat Sep 19 21:46:34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1738508" calcext:value-type="float">
            <text:p>33661738508</text:p>
          </table:table-cell>
          <table:table-cell office:value-type="string" calcext:value-type="string">
            <text:p><text:s/>Sat Sep 19 21:46:33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1094683" calcext:value-type="float">
            <text:p>33671094683</text:p>
          </table:table-cell>
          <table:table-cell office:value-type="string" calcext:value-type="string">
            <text:p><text:s/>Sat Sep 19 21:46:32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7808248" calcext:value-type="float">
            <text:p>33667808248</text:p>
          </table:table-cell>
          <table:table-cell office:value-type="string" calcext:value-type="string">
            <text:p><text:s/>Sat Sep 19 21:46:32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15875169" calcext:value-type="float">
            <text:p>33615875169</text:p>
          </table:table-cell>
          <table:table-cell office:value-type="string" calcext:value-type="string">
            <text:p><text:s/>Sat Sep 19 21:46:31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2601036" calcext:value-type="float">
            <text:p>33662601036</text:p>
          </table:table-cell>
          <table:table-cell office:value-type="string" calcext:value-type="string">
            <text:p><text:s/>Sat Sep 19 21:46:30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03838474" calcext:value-type="float">
            <text:p>33603838474</text:p>
          </table:table-cell>
          <table:table-cell office:value-type="string" calcext:value-type="string">
            <text:p><text:s/>Sat Sep 19 21:46:30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27277960" calcext:value-type="float">
            <text:p>33627277960</text:p>
          </table:table-cell>
          <table:table-cell office:value-type="string" calcext:value-type="string">
            <text:p><text:s/>Sat Sep 19 21:46:29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4008157" calcext:value-type="float">
            <text:p>33674008157</text:p>
          </table:table-cell>
          <table:table-cell office:value-type="string" calcext:value-type="string">
            <text:p><text:s/>Sat Sep 19 21:46:28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751612871" calcext:value-type="float">
            <text:p>33751612871</text:p>
          </table:table-cell>
          <table:table-cell office:value-type="string" calcext:value-type="string">
            <text:p><text:s/>Sat Sep 19 21:46:27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0405705" calcext:value-type="float">
            <text:p>33670405705</text:p>
          </table:table-cell>
          <table:table-cell office:value-type="string" calcext:value-type="string">
            <text:p><text:s/>Sat Sep 19 21:46:26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4859022" calcext:value-type="float">
            <text:p>33674859022</text:p>
          </table:table-cell>
          <table:table-cell office:value-type="string" calcext:value-type="string">
            <text:p><text:s/>Sat Sep 19 21:46:25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6767490" calcext:value-type="float">
            <text:p>33676767490</text:p>
          </table:table-cell>
          <table:table-cell office:value-type="string" calcext:value-type="string">
            <text:p><text:s/>Sat Sep 19 21:46:25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49149580" calcext:value-type="float">
            <text:p>33649149580</text:p>
          </table:table-cell>
          <table:table-cell office:value-type="string" calcext:value-type="string">
            <text:p><text:s/>Sat Sep 19 21:46:24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783586720" calcext:value-type="float">
            <text:p>33783586720</text:p>
          </table:table-cell>
          <table:table-cell office:value-type="string" calcext:value-type="string">
            <text:p><text:s/>Sat Sep 19 21:46:23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95560891" calcext:value-type="float">
            <text:p>33695560891</text:p>
          </table:table-cell>
          <table:table-cell office:value-type="string" calcext:value-type="string">
            <text:p><text:s/>Sat Sep 19 21:46:22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3886364" calcext:value-type="float">
            <text:p>33673886364</text:p>
          </table:table-cell>
          <table:table-cell office:value-type="string" calcext:value-type="string">
            <text:p><text:s/>Sat Sep 19 21:46:21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7062200" calcext:value-type="float">
            <text:p>33677062200</text:p>
          </table:table-cell>
          <table:table-cell office:value-type="string" calcext:value-type="string">
            <text:p><text:s/>Sat Sep 19 21:46:21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50926664" calcext:value-type="float">
            <text:p>33650926664</text:p>
          </table:table-cell>
          <table:table-cell office:value-type="string" calcext:value-type="string">
            <text:p><text:s/>Sat Sep 19 21:46:20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23836776" calcext:value-type="float">
            <text:p>33623836776</text:p>
          </table:table-cell>
          <table:table-cell office:value-type="string" calcext:value-type="string">
            <text:p><text:s/>Sat Sep 19 21:46:19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785571850" calcext:value-type="float">
            <text:p>33785571850</text:p>
          </table:table-cell>
          <table:table-cell office:value-type="string" calcext:value-type="string">
            <text:p><text:s/>Sat Sep 19 21:46:18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9395376" calcext:value-type="float">
            <text:p>33679395376</text:p>
          </table:table-cell>
          <table:table-cell office:value-type="string" calcext:value-type="string">
            <text:p><text:s/>Sat Sep 19 21:46:17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58371529" calcext:value-type="float">
            <text:p>33658371529</text:p>
          </table:table-cell>
          <table:table-cell office:value-type="string" calcext:value-type="string">
            <text:p><text:s/>Sat Sep 19 21:46:17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29526743" calcext:value-type="float">
            <text:p>33629526743</text:p>
          </table:table-cell>
          <table:table-cell office:value-type="string" calcext:value-type="string">
            <text:p><text:s/>Sat Sep 19 21:46:16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2108883" calcext:value-type="float">
            <text:p>33662108883</text:p>
          </table:table-cell>
          <table:table-cell office:value-type="string" calcext:value-type="string">
            <text:p><text:s/>Sat Sep 19 21:46:15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25866930" calcext:value-type="float">
            <text:p>33625866930</text:p>
          </table:table-cell>
          <table:table-cell office:value-type="string" calcext:value-type="string">
            <text:p><text:s/>Sat Sep 19 21:38:03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17266147" calcext:value-type="float">
            <text:p>33617266147</text:p>
          </table:table-cell>
          <table:table-cell office:value-type="string" calcext:value-type="string">
            <text:p><text:s/>Sat Sep 19 21:46:13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25736514" calcext:value-type="float">
            <text:p>33625736514</text:p>
          </table:table-cell>
          <table:table-cell office:value-type="string" calcext:value-type="string">
            <text:p><text:s/>Sat Sep 19 21:46:12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42994090" calcext:value-type="float">
            <text:p>33642994090</text:p>
          </table:table-cell>
          <table:table-cell office:value-type="string" calcext:value-type="string">
            <text:p><text:s/>Sat Sep 19 21:46:10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33342042" calcext:value-type="float">
            <text:p>33633342042</text:p>
          </table:table-cell>
          <table:table-cell office:value-type="string" calcext:value-type="string">
            <text:p><text:s/>Sat Sep 19 21:46:03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88253276" calcext:value-type="float">
            <text:p>33688253276</text:p>
          </table:table-cell>
          <table:table-cell office:value-type="string" calcext:value-type="string">
            <text:p><text:s/>Sat Sep 19 21:45:59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9372950" calcext:value-type="float">
            <text:p>33679372950</text:p>
          </table:table-cell>
          <table:table-cell office:value-type="string" calcext:value-type="string">
            <text:p><text:s/>Sat Sep 19 21:45:54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10382316" calcext:value-type="float">
            <text:p>33610382316</text:p>
          </table:table-cell>
          <table:table-cell office:value-type="string" calcext:value-type="string">
            <text:p><text:s/>Sat Sep 19 21:45:48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2288657" calcext:value-type="float">
            <text:p>33672288657</text:p>
          </table:table-cell>
          <table:table-cell office:value-type="string" calcext:value-type="string">
            <text:p><text:s/>Sat Sep 19 21:44:37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761910334" calcext:value-type="float">
            <text:p>33761910334</text:p>
          </table:table-cell>
          <table:table-cell office:value-type="string" calcext:value-type="string">
            <text:p><text:s/>Sat Sep 19 21:43:46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3390113" calcext:value-type="float">
            <text:p>33673390113</text:p>
          </table:table-cell>
          <table:table-cell office:value-type="string" calcext:value-type="string">
            <text:p><text:s/>Sat Sep 19 21:43:15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08853582" calcext:value-type="float">
            <text:p>33608853582</text:p>
          </table:table-cell>
          <table:table-cell office:value-type="string" calcext:value-type="string">
            <text:p><text:s/>Sat Sep 19 21:42:55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785296063" calcext:value-type="float">
            <text:p>33785296063</text:p>
          </table:table-cell>
          <table:table-cell office:value-type="string" calcext:value-type="string">
            <text:p><text:s/>Sat Sep 19 21:42:51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8011156" calcext:value-type="float">
            <text:p>33678011156</text:p>
          </table:table-cell>
          <table:table-cell office:value-type="string" calcext:value-type="string">
            <text:p><text:s/>Sat Sep 19 21:42:37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19982268" calcext:value-type="float">
            <text:p>33619982268</text:p>
          </table:table-cell>
          <table:table-cell office:value-type="string" calcext:value-type="string">
            <text:p><text:s/>Sat Sep 19 21:42:30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4322887" calcext:value-type="float">
            <text:p>33664322887</text:p>
          </table:table-cell>
          <table:table-cell office:value-type="string" calcext:value-type="string">
            <text:p><text:s/>Sat Sep 19 21:42:26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771018219" calcext:value-type="float">
            <text:p>33771018219</text:p>
          </table:table-cell>
          <table:table-cell office:value-type="string" calcext:value-type="string">
            <text:p><text:s/>Sat Sep 19 21:42:18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88144987" calcext:value-type="float">
            <text:p>33688144987</text:p>
          </table:table-cell>
          <table:table-cell office:value-type="string" calcext:value-type="string">
            <text:p><text:s/>Sat Sep 19 21:41:55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5467490" calcext:value-type="float">
            <text:p>33665467490</text:p>
          </table:table-cell>
          <table:table-cell office:value-type="string" calcext:value-type="string">
            <text:p><text:s/>Sat Sep 19 21:40:08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22387855" calcext:value-type="float">
            <text:p>33622387855</text:p>
          </table:table-cell>
          <table:table-cell office:value-type="string" calcext:value-type="string">
            <text:p><text:s/>Sat Sep 19 21:39:32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6378792" calcext:value-type="float">
            <text:p>33676378792</text:p>
          </table:table-cell>
          <table:table-cell office:value-type="string" calcext:value-type="string">
            <text:p><text:s/>Sat Sep 19 21:38:46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49694873" calcext:value-type="float">
            <text:p>33649694873</text:p>
          </table:table-cell>
          <table:table-cell office:value-type="string" calcext:value-type="string">
            <text:p><text:s/>Sat Sep 19 21:38:41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7825766" calcext:value-type="float">
            <text:p>33677825766</text:p>
          </table:table-cell>
          <table:table-cell office:value-type="string" calcext:value-type="string">
            <text:p><text:s/>Sat Sep 19 21:38:38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87448859" calcext:value-type="float">
            <text:p>33687448859</text:p>
          </table:table-cell>
          <table:table-cell office:value-type="string" calcext:value-type="string">
            <text:p><text:s/>Sat Sep 19 21:38:36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783725302" calcext:value-type="float">
            <text:p>33783725302</text:p>
          </table:table-cell>
          <table:table-cell office:value-type="string" calcext:value-type="string">
            <text:p><text:s/>Sat Sep 19 21:38:32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777857656" calcext:value-type="float">
            <text:p>33777857656</text:p>
          </table:table-cell>
          <table:table-cell office:value-type="string" calcext:value-type="string">
            <text:p><text:s/>Sat Sep 19 21:38:30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11465095" calcext:value-type="float">
            <text:p>33611465095</text:p>
          </table:table-cell>
          <table:table-cell office:value-type="string" calcext:value-type="string">
            <text:p><text:s/>Sat Sep 19 21:38:29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98808068" calcext:value-type="float">
            <text:p>33698808068</text:p>
          </table:table-cell>
          <table:table-cell office:value-type="string" calcext:value-type="string">
            <text:p><text:s/>Sat Sep 19 21:38:14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19451842" calcext:value-type="float">
            <text:p>33619451842</text:p>
          </table:table-cell>
          <table:table-cell office:value-type="string" calcext:value-type="string">
            <text:p><text:s/>Sat Sep 19 21:29:12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11077371" calcext:value-type="float">
            <text:p>33611077371</text:p>
          </table:table-cell>
          <table:table-cell office:value-type="string" calcext:value-type="string">
            <text:p><text:s/>Sat Sep 19 21:33:41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0286341" calcext:value-type="float">
            <text:p>33660286341</text:p>
          </table:table-cell>
          <table:table-cell office:value-type="string" calcext:value-type="string">
            <text:p><text:s/>Sat Sep 19 21:33:36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7457779" calcext:value-type="float">
            <text:p>33667457779</text:p>
          </table:table-cell>
          <table:table-cell office:value-type="string" calcext:value-type="string">
            <text:p><text:s/>Sat Sep 19 21:33:27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3598573" calcext:value-type="float">
            <text:p>33663598573</text:p>
          </table:table-cell>
          <table:table-cell office:value-type="string" calcext:value-type="string">
            <text:p><text:s/>Sat Sep 19 21:33:23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02636639" calcext:value-type="float">
            <text:p>33602636639</text:p>
          </table:table-cell>
          <table:table-cell office:value-type="string" calcext:value-type="string">
            <text:p><text:s/>Sat Sep 19 21:33:19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86336731" calcext:value-type="float">
            <text:p>686336731</text:p>
          </table:table-cell>
          <table:table-cell office:value-type="string" calcext:value-type="string">
            <text:p><text:s/>Sat Sep 19 21:33:15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15041687" calcext:value-type="float">
            <text:p>33615041687</text:p>
          </table:table-cell>
          <table:table-cell office:value-type="string" calcext:value-type="string">
            <text:p><text:s/>Sat Sep 19 21:33:11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40788925" calcext:value-type="float">
            <text:p>33640788925</text:p>
          </table:table-cell>
          <table:table-cell office:value-type="string" calcext:value-type="string">
            <text:p><text:s/>Sat Sep 19 21:33:05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15803965" calcext:value-type="float">
            <text:p>33615803965</text:p>
          </table:table-cell>
          <table:table-cell office:value-type="string" calcext:value-type="string">
            <text:p><text:s/>Sat Sep 19 21:32:57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30536125" calcext:value-type="float">
            <text:p>33630536125</text:p>
          </table:table-cell>
          <table:table-cell office:value-type="string" calcext:value-type="string">
            <text:p><text:s/>Sat Sep 19 21:32:54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83866903" calcext:value-type="float">
            <text:p>33683866903</text:p>
          </table:table-cell>
          <table:table-cell office:value-type="string" calcext:value-type="string">
            <text:p><text:s/>Sat Sep 19 21:32:50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50618485" calcext:value-type="float">
            <text:p>33650618485</text:p>
          </table:table-cell>
          <table:table-cell office:value-type="string" calcext:value-type="string">
            <text:p><text:s/>Sat Sep 19 21:32:45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0289056" calcext:value-type="float">
            <text:p>33670289056</text:p>
          </table:table-cell>
          <table:table-cell office:value-type="string" calcext:value-type="string">
            <text:p><text:s/>Sat Sep 19 21:32:41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74523674" calcext:value-type="float">
            <text:p>33674523674</text:p>
          </table:table-cell>
          <table:table-cell office:value-type="string" calcext:value-type="string">
            <text:p><text:s/>Sat Sep 19 21:32:37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8322373" calcext:value-type="float">
            <text:p>33668322373</text:p>
          </table:table-cell>
          <table:table-cell office:value-type="string" calcext:value-type="string">
            <text:p><text:s/>Sat Sep 19 21:32:33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7311061" calcext:value-type="float">
            <text:p>33667311061</text:p>
          </table:table-cell>
          <table:table-cell office:value-type="string" calcext:value-type="string">
            <text:p><text:s/>Sat Sep 19 21:29:35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7418196" calcext:value-type="float">
            <text:p>33667418196</text:p>
          </table:table-cell>
          <table:table-cell office:value-type="string" calcext:value-type="string">
            <text:p><text:s/>Sat Sep 19 21:28:56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84554611" calcext:value-type="float">
            <text:p>33684554611</text:p>
          </table:table-cell>
          <table:table-cell office:value-type="string" calcext:value-type="string">
            <text:p><text:s/>Sat Sep 19 21:25:32 GMT+0200 20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663226860" calcext:value-type="float">
            <text:p>33663226860</text:p>
          </table:table-cell>
          <table:table-cell office:value-type="string" calcext:value-type="string">
            <text:p><text:s/>Sat Sep 19 21:25:14 GMT+0200 2015</text:p>
          </table:table-cell>
          <table:table-cell office:value-type="string" calcext:value-type="string">
            <text:p>Le 19/09/2015 à 21:32 ce correspondant a cherché à vous joindre 1 fois sans laisser de message.</text:p>
          </table:table-cell>
          <table:table-cell table:number-columns-repeated="6"/>
        </table:table-row>
        <table:table-row table:style-name="ro1">
          <table:table-cell office:value-type="float" office:value="33648103162" calcext:value-type="float">
            <text:p>33648103162</text:p>
          </table:table-cell>
          <table:table-cell office:value-type="string" calcext:value-type="string">
            <text:p><text:s/>Sat Sep 19 21:24:35 GMT+0200 2015</text:p>
          </table:table-cell>
          <table:table-cell office:value-type="string" calcext:value-type="string">
            <text:p>Le 19/09/2015 à 21:48 ce correspondant a cherché à vous joindre 1 fois sans laisser de message.</text:p>
          </table:table-cell>
          <table:table-cell table:number-columns-repeated="6"/>
        </table:table-row>
        <table:table-row table:style-name="ro1">
          <table:table-cell office:value-type="float" office:value="33672896521" calcext:value-type="float">
            <text:p>33672896521</text:p>
          </table:table-cell>
          <table:table-cell office:value-type="string" calcext:value-type="string">
            <text:p><text:s/>Sat Sep 19 21:24:30 GMT+0200 2015</text:p>
          </table:table-cell>
          <table:table-cell office:value-type="string" calcext:value-type="string">
            <text:p>Le 19/09/2015 à 22:19 ce correspondant a cherché à vous joindre 1 fois sans laisser de message.</text:p>
          </table:table-cell>
          <table:table-cell table:number-columns-repeated="6"/>
        </table:table-row>
        <table:table-row table:style-name="ro1">
          <table:table-cell office:value-type="float" office:value="33683731042" calcext:value-type="float">
            <text:p>33683731042</text:p>
          </table:table-cell>
          <table:table-cell office:value-type="string" calcext:value-type="string">
            <text:p><text:s/>Sat Sep 19 21:24:18 GMT+0200 2015</text:p>
          </table:table-cell>
          <table:table-cell table:number-columns-repeated="7"/>
        </table:table-row>
        <table:table-row table:style-name="ro1">
          <table:table-cell office:value-type="float" office:value="33612212603" calcext:value-type="float">
            <text:p>33612212603</text:p>
          </table:table-cell>
          <table:table-cell office:value-type="string" calcext:value-type="string">
            <text:p><text:s/>Sat Sep 19 21:20:02 GMT+0200 2015</text:p>
          </table:table-cell>
          <table:table-cell table:number-columns-repeated="7"/>
        </table:table-row>
        <table:table-row table:style-name="ro1">
          <table:table-cell office:value-type="float" office:value="33607450314" calcext:value-type="float">
            <text:p>33607450314</text:p>
          </table:table-cell>
          <table:table-cell office:value-type="string" calcext:value-type="string">
            <text:p><text:s/>Sat Sep 19 00:06:35 GMT+0200 201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+somme(si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vote.C1:vote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10:25:00.656315000</dc:date>
    <meta:editing-duration>PT3M47S</meta:editing-duration>
    <meta:editing-cycles>1</meta:editing-cycles>
    <meta:document-statistic meta:table-count="1" meta:cell-count="1308" meta:object-count="0"/>
    <meta:generator>LibreOffice/4.4.4.3$MacOSX_X86_64 LibreOffice_project/2c39ebcf046445232b798108aa8a7e7d89552ea8</meta:generator>
  </office:meta>
</office:document-meta>
</file>